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12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SOMA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Func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Default" office:value-type="float" office:value="-7574.42" calcext:value-type="float">
            <text:p>-7574.42</text:p>
          </table:table-cell>
          <table:table-cell table:style-name="Default" office:value-type="float" office:value="337.151" calcext:value-type="float">
            <text:p>337.151</text:p>
          </table:table-cell>
          <table:table-cell table:style-name="Default" office:value-type="float" office:value="165.937" calcext:value-type="float">
            <text:p>165.937</text:p>
          </table:table-cell>
          <table:table-cell office:value-type="float" office:value="-7734.15" calcext:value-type="float">
            <text:p>-7734.15</text:p>
          </table:table-cell>
          <table:table-cell office:value-type="float" office:value="17.8132" calcext:value-type="float">
            <text:p>17.8132</text:p>
          </table:table-cell>
          <table:table-cell office:value-type="float" office:value="14.7981" calcext:value-type="float">
            <text:p>14.7981</text:p>
          </table:table-cell>
          <table:table-cell office:value-type="float" office:value="35.2642" calcext:value-type="float">
            <text:p>35.2642</text:p>
          </table:table-cell>
          <table:table-cell office:value-type="float" office:value="7.38795" calcext:value-type="float">
            <text:p>7.38795</text:p>
          </table:table-cell>
          <table:table-cell office:value-type="float" office:value="260.021" calcext:value-type="float">
            <text:p>260.021</text:p>
          </table:table-cell>
          <table:table-cell office:value-type="float" office:value="-14429.5" calcext:value-type="float">
            <text:p>-14429.5</text:p>
          </table:table-cell>
          <table:table-cell office:value-type="float" office:value="-8822.25" calcext:value-type="float">
            <text:p>-8822.25</text:p>
          </table:table-cell>
          <table:table-cell office:value-type="float" office:value="9.09886" calcext:value-type="float">
            <text:p>9.09886</text:p>
          </table:table-cell>
          <table:table-cell office:value-type="float" office:value="-1.52761" calcext:value-type="float">
            <text:p>-1.52761</text:p>
          </table:table-cell>
          <table:table-cell office:value-type="float" office:value="-8.21814" calcext:value-type="float">
            <text:p>-8.21814</text:p>
          </table:table-cell>
          <table:table-cell office:value-type="float" office:value="-18.6363" calcext:value-type="float">
            <text:p>-18.6363</text:p>
          </table:table-cell>
        </table:table-row>
        <table:table-row table:style-name="ro1">
          <table:table-cell/>
          <table:table-cell table:style-name="Default" office:value-type="float" office:value="-7313.97" calcext:value-type="float">
            <text:p>-7313.97</text:p>
          </table:table-cell>
          <table:table-cell table:style-name="Default" office:value-type="float" office:value="95.8754" calcext:value-type="float">
            <text:p>95.8754</text:p>
          </table:table-cell>
          <table:table-cell table:style-name="Default" office:value-type="float" office:value="65.9932" calcext:value-type="float">
            <text:p>65.9932</text:p>
          </table:table-cell>
          <table:table-cell office:value-type="float" office:value="-7740.14" calcext:value-type="float">
            <text:p>-7740.14</text:p>
          </table:table-cell>
          <table:table-cell office:value-type="float" office:value="16.6766" calcext:value-type="float">
            <text:p>16.6766</text:p>
          </table:table-cell>
          <table:table-cell office:value-type="float" office:value="12.7964" calcext:value-type="float">
            <text:p>12.7964</text:p>
          </table:table-cell>
          <table:table-cell office:value-type="float" office:value="30.4303" calcext:value-type="float">
            <text:p>30.4303</text:p>
          </table:table-cell>
          <table:table-cell office:value-type="float" office:value="48.1183" calcext:value-type="float">
            <text:p>48.1183</text:p>
          </table:table-cell>
          <table:table-cell office:value-type="float" office:value="-71.3262" calcext:value-type="float">
            <text:p>-71.3262</text:p>
          </table:table-cell>
          <table:table-cell office:value-type="float" office:value="-15294.4" calcext:value-type="float">
            <text:p>-15294.4</text:p>
          </table:table-cell>
          <table:table-cell office:value-type="float" office:value="-8841.5" calcext:value-type="float">
            <text:p>-8841.5</text:p>
          </table:table-cell>
          <table:table-cell office:value-type="float" office:value="8.50596" calcext:value-type="float">
            <text:p>8.50596</text:p>
          </table:table-cell>
          <table:table-cell office:value-type="float" office:value="-1.02745" calcext:value-type="float">
            <text:p>-1.02745</text:p>
          </table:table-cell>
          <table:table-cell office:value-type="float" office:value="-2.88912" calcext:value-type="float">
            <text:p>-2.88912</text:p>
          </table:table-cell>
          <table:table-cell office:value-type="float" office:value="-18.2629" calcext:value-type="float">
            <text:p>-18.2629</text:p>
          </table:table-cell>
        </table:table-row>
        <table:table-row table:style-name="ro1">
          <table:table-cell/>
          <table:table-cell table:style-name="Default" office:value-type="float" office:value="-7459.68" calcext:value-type="float">
            <text:p>-7459.68</text:p>
          </table:table-cell>
          <table:table-cell table:style-name="Default" office:value-type="float" office:value="109.851" calcext:value-type="float">
            <text:p>109.851</text:p>
          </table:table-cell>
          <table:table-cell table:style-name="Default" office:value-type="float" office:value="203.961" calcext:value-type="float">
            <text:p>203.961</text:p>
          </table:table-cell>
          <table:table-cell office:value-type="float" office:value="-7910.63" calcext:value-type="float">
            <text:p>-7910.63</text:p>
          </table:table-cell>
          <table:table-cell office:value-type="float" office:value="22.561" calcext:value-type="float">
            <text:p>22.561</text:p>
          </table:table-cell>
          <table:table-cell office:value-type="float" office:value="14.0363" calcext:value-type="float">
            <text:p>14.0363</text:p>
          </table:table-cell>
          <table:table-cell office:value-type="float" office:value="46.6067" calcext:value-type="float">
            <text:p>46.6067</text:p>
          </table:table-cell>
          <table:table-cell office:value-type="float" office:value="46.0762" calcext:value-type="float">
            <text:p>46.0762</text:p>
          </table:table-cell>
          <table:table-cell office:value-type="float" office:value="-84.3002" calcext:value-type="float">
            <text:p>-84.3002</text:p>
          </table:table-cell>
          <table:table-cell office:value-type="float" office:value="-14482" calcext:value-type="float">
            <text:p>-14482</text:p>
          </table:table-cell>
          <table:table-cell office:value-type="float" office:value="-5385.52" calcext:value-type="float">
            <text:p>-5385.52</text:p>
          </table:table-cell>
          <table:table-cell office:value-type="float" office:value="9.19962" calcext:value-type="float">
            <text:p>9.19962</text:p>
          </table:table-cell>
          <table:table-cell office:value-type="float" office:value="-2.19981" calcext:value-type="float">
            <text:p>-2.19981</text:p>
          </table:table-cell>
          <table:table-cell office:value-type="float" office:value="-4.51834" calcext:value-type="float">
            <text:p>-4.51834</text:p>
          </table:table-cell>
          <table:table-cell office:value-type="float" office:value="-18.6518" calcext:value-type="float">
            <text:p>-18.6518</text:p>
          </table:table-cell>
        </table:table-row>
        <table:table-row table:style-name="ro1">
          <table:table-cell/>
          <table:table-cell table:style-name="Default" office:value-type="float" office:value="-6409.9" calcext:value-type="float">
            <text:p>-6409.9</text:p>
          </table:table-cell>
          <table:table-cell table:style-name="Default" office:value-type="float" office:value="5.87805" calcext:value-type="float">
            <text:p>5.87805</text:p>
          </table:table-cell>
          <table:table-cell table:style-name="Default" office:value-type="float" office:value="109.866" calcext:value-type="float">
            <text:p>109.866</text:p>
          </table:table-cell>
          <table:table-cell office:value-type="float" office:value="-7870.5" calcext:value-type="float">
            <text:p>-7870.5</text:p>
          </table:table-cell>
          <table:table-cell office:value-type="float" office:value="64.7103" calcext:value-type="float">
            <text:p>64.7103</text:p>
          </table:table-cell>
          <table:table-cell office:value-type="float" office:value="13.6474" calcext:value-type="float">
            <text:p>13.6474</text:p>
          </table:table-cell>
          <table:table-cell office:value-type="float" office:value="40.1624" calcext:value-type="float">
            <text:p>40.1624</text:p>
          </table:table-cell>
          <table:table-cell office:value-type="float" office:value="-24.3061" calcext:value-type="float">
            <text:p>-24.3061</text:p>
          </table:table-cell>
          <table:table-cell office:value-type="float" office:value="-54.0271" calcext:value-type="float">
            <text:p>-54.0271</text:p>
          </table:table-cell>
          <table:table-cell office:value-type="float" office:value="-11964.3" calcext:value-type="float">
            <text:p>-11964.3</text:p>
          </table:table-cell>
          <table:table-cell office:value-type="float" office:value="-8803.41" calcext:value-type="float">
            <text:p>-8803.41</text:p>
          </table:table-cell>
          <table:table-cell office:value-type="float" office:value="9.37557" calcext:value-type="float">
            <text:p>9.37557</text:p>
          </table:table-cell>
          <table:table-cell office:value-type="float" office:value="-2.60589" calcext:value-type="float">
            <text:p>-2.60589</text:p>
          </table:table-cell>
          <table:table-cell office:value-type="float" office:value="-9.26515" calcext:value-type="float">
            <text:p>-9.26515</text:p>
          </table:table-cell>
          <table:table-cell office:value-type="float" office:value="-18.6974" calcext:value-type="float">
            <text:p>-18.6974</text:p>
          </table:table-cell>
        </table:table-row>
        <table:table-row table:style-name="ro1">
          <table:table-cell/>
          <table:table-cell table:style-name="Default" office:value-type="float" office:value="-7760.38" calcext:value-type="float">
            <text:p>-7760.38</text:p>
          </table:table-cell>
          <table:table-cell table:style-name="Default" office:value-type="float" office:value="15.8235" calcext:value-type="float">
            <text:p>15.8235</text:p>
          </table:table-cell>
          <table:table-cell table:style-name="Default" office:value-type="float" office:value="74.4466" calcext:value-type="float">
            <text:p>74.4466</text:p>
          </table:table-cell>
          <table:table-cell office:value-type="float" office:value="-7918.18" calcext:value-type="float">
            <text:p>-7918.18</text:p>
          </table:table-cell>
          <table:table-cell office:value-type="float" office:value="61.4536" calcext:value-type="float">
            <text:p>61.4536</text:p>
          </table:table-cell>
          <table:table-cell office:value-type="float" office:value="13.2044" calcext:value-type="float">
            <text:p>13.2044</text:p>
          </table:table-cell>
          <table:table-cell office:value-type="float" office:value="50.337" calcext:value-type="float">
            <text:p>50.337</text:p>
          </table:table-cell>
          <table:table-cell office:value-type="float" office:value="22.6277" calcext:value-type="float">
            <text:p>22.6277</text:p>
          </table:table-cell>
          <table:table-cell office:value-type="float" office:value="292.221" calcext:value-type="float">
            <text:p>292.221</text:p>
          </table:table-cell>
          <table:table-cell office:value-type="float" office:value="-14233.7" calcext:value-type="float">
            <text:p>-14233.7</text:p>
          </table:table-cell>
          <table:table-cell office:value-type="float" office:value="-8544.07" calcext:value-type="float">
            <text:p>-8544.07</text:p>
          </table:table-cell>
          <table:table-cell office:value-type="float" office:value="9.00475" calcext:value-type="float">
            <text:p>9.00475</text:p>
          </table:table-cell>
          <table:table-cell office:value-type="float" office:value="-3.92857" calcext:value-type="float">
            <text:p>-3.92857</text:p>
          </table:table-cell>
          <table:table-cell office:value-type="float" office:value="-10.8181" calcext:value-type="float">
            <text:p>-10.8181</text:p>
          </table:table-cell>
          <table:table-cell office:value-type="float" office:value="-18.2121" calcext:value-type="float">
            <text:p>-18.2121</text:p>
          </table:table-cell>
        </table:table-row>
        <table:table-row table:style-name="ro1">
          <table:table-cell/>
          <table:table-cell table:style-name="Default" office:value-type="float" office:value="-7001.99" calcext:value-type="float">
            <text:p>-7001.99</text:p>
          </table:table-cell>
          <table:table-cell table:style-name="Default" office:value-type="float" office:value="79.2226" calcext:value-type="float">
            <text:p>79.2226</text:p>
          </table:table-cell>
          <table:table-cell table:style-name="Default" office:value-type="float" office:value="84.3451" calcext:value-type="float">
            <text:p>84.3451</text:p>
          </table:table-cell>
          <table:table-cell office:value-type="float" office:value="-7555.81" calcext:value-type="float">
            <text:p>-7555.81</text:p>
          </table:table-cell>
          <table:table-cell office:value-type="float" office:value="130.711" calcext:value-type="float">
            <text:p>130.711</text:p>
          </table:table-cell>
          <table:table-cell office:value-type="float" office:value="14.1286" calcext:value-type="float">
            <text:p>14.1286</text:p>
          </table:table-cell>
          <table:table-cell office:value-type="float" office:value="29.9101" calcext:value-type="float">
            <text:p>29.9101</text:p>
          </table:table-cell>
          <table:table-cell office:value-type="float" office:value="41.2582" calcext:value-type="float">
            <text:p>41.2582</text:p>
          </table:table-cell>
          <table:table-cell office:value-type="float" office:value="248.911" calcext:value-type="float">
            <text:p>248.911</text:p>
          </table:table-cell>
          <table:table-cell office:value-type="float" office:value="-14393.1" calcext:value-type="float">
            <text:p>-14393.1</text:p>
          </table:table-cell>
          <table:table-cell office:value-type="float" office:value="-8800.71" calcext:value-type="float">
            <text:p>-8800.71</text:p>
          </table:table-cell>
          <table:table-cell office:value-type="float" office:value="8.68699" calcext:value-type="float">
            <text:p>8.68699</text:p>
          </table:table-cell>
          <table:table-cell office:value-type="float" office:value="-2.13353" calcext:value-type="float">
            <text:p>-2.13353</text:p>
          </table:table-cell>
          <table:table-cell office:value-type="float" office:value="-7.26033" calcext:value-type="float">
            <text:p>-7.26033</text:p>
          </table:table-cell>
          <table:table-cell office:value-type="float" office:value="-17.6398" calcext:value-type="float">
            <text:p>-17.6398</text:p>
          </table:table-cell>
        </table:table-row>
        <table:table-row table:style-name="ro1">
          <table:table-cell/>
          <table:table-cell table:style-name="Default" office:value-type="float" office:value="-6885.46" calcext:value-type="float">
            <text:p>-6885.46</text:p>
          </table:table-cell>
          <table:table-cell table:style-name="Default" office:value-type="float" office:value="35.9182" calcext:value-type="float">
            <text:p>35.9182</text:p>
          </table:table-cell>
          <table:table-cell table:style-name="Default" office:value-type="float" office:value="149.028" calcext:value-type="float">
            <text:p>149.028</text:p>
          </table:table-cell>
          <table:table-cell office:value-type="float" office:value="-7873.75" calcext:value-type="float">
            <text:p>-7873.75</text:p>
          </table:table-cell>
          <table:table-cell office:value-type="float" office:value="6.71018" calcext:value-type="float">
            <text:p>6.71018</text:p>
          </table:table-cell>
          <table:table-cell office:value-type="float" office:value="14.3016" calcext:value-type="float">
            <text:p>14.3016</text:p>
          </table:table-cell>
          <table:table-cell office:value-type="float" office:value="33.343" calcext:value-type="float">
            <text:p>33.343</text:p>
          </table:table-cell>
          <table:table-cell office:value-type="float" office:value="-2.53458" calcext:value-type="float">
            <text:p>-2.53458</text:p>
          </table:table-cell>
          <table:table-cell office:value-type="float" office:value="282.896" calcext:value-type="float">
            <text:p>282.896</text:p>
          </table:table-cell>
          <table:table-cell office:value-type="float" office:value="-14113.6" calcext:value-type="float">
            <text:p>-14113.6</text:p>
          </table:table-cell>
          <table:table-cell office:value-type="float" office:value="-8543.53" calcext:value-type="float">
            <text:p>-8543.53</text:p>
          </table:table-cell>
          <table:table-cell office:value-type="float" office:value="8.84979" calcext:value-type="float">
            <text:p>8.84979</text:p>
          </table:table-cell>
          <table:table-cell office:value-type="float" office:value="-2.5643" calcext:value-type="float">
            <text:p>-2.5643</text:p>
          </table:table-cell>
          <table:table-cell office:value-type="float" office:value="-11.666" calcext:value-type="float">
            <text:p>-11.666</text:p>
          </table:table-cell>
          <table:table-cell office:value-type="float" office:value="-18.6842" calcext:value-type="float">
            <text:p>-18.6842</text:p>
          </table:table-cell>
        </table:table-row>
        <table:table-row table:style-name="ro1">
          <table:table-cell/>
          <table:table-cell table:style-name="Default" office:value-type="float" office:value="-7561.14" calcext:value-type="float">
            <text:p>-7561.14</text:p>
          </table:table-cell>
          <table:table-cell table:style-name="Default" office:value-type="float" office:value="5.08058" calcext:value-type="float">
            <text:p>5.08058</text:p>
          </table:table-cell>
          <table:table-cell table:style-name="Default" office:value-type="float" office:value="110.919" calcext:value-type="float">
            <text:p>110.919</text:p>
          </table:table-cell>
          <table:table-cell office:value-type="float" office:value="-7580.25" calcext:value-type="float">
            <text:p>-7580.25</text:p>
          </table:table-cell>
          <table:table-cell office:value-type="float" office:value="44.4443" calcext:value-type="float">
            <text:p>44.4443</text:p>
          </table:table-cell>
          <table:table-cell office:value-type="float" office:value="15.271" calcext:value-type="float">
            <text:p>15.271</text:p>
          </table:table-cell>
          <table:table-cell office:value-type="float" office:value="39.436" calcext:value-type="float">
            <text:p>39.436</text:p>
          </table:table-cell>
          <table:table-cell office:value-type="float" office:value="-11.7506" calcext:value-type="float">
            <text:p>-11.7506</text:p>
          </table:table-cell>
          <table:table-cell office:value-type="float" office:value="190.09" calcext:value-type="float">
            <text:p>190.09</text:p>
          </table:table-cell>
          <table:table-cell office:value-type="float" office:value="-11346.2" calcext:value-type="float">
            <text:p>-11346.2</text:p>
          </table:table-cell>
          <table:table-cell office:value-type="float" office:value="-8821.2" calcext:value-type="float">
            <text:p>-8821.2</text:p>
          </table:table-cell>
          <table:table-cell office:value-type="float" office:value="8.63808" calcext:value-type="float">
            <text:p>8.63808</text:p>
          </table:table-cell>
          <table:table-cell office:value-type="float" office:value="-1.84537" calcext:value-type="float">
            <text:p>-1.84537</text:p>
          </table:table-cell>
          <table:table-cell office:value-type="float" office:value="-5.55691" calcext:value-type="float">
            <text:p>-5.55691</text:p>
          </table:table-cell>
          <table:table-cell office:value-type="float" office:value="-18.6517" calcext:value-type="float">
            <text:p>-18.6517</text:p>
          </table:table-cell>
        </table:table-row>
        <table:table-row table:style-name="ro1">
          <table:table-cell/>
          <table:table-cell table:style-name="Default" office:value-type="float" office:value="-7109.76" calcext:value-type="float">
            <text:p>-7109.76</text:p>
          </table:table-cell>
          <table:table-cell table:style-name="Default" office:value-type="float" office:value="31.957" calcext:value-type="float">
            <text:p>31.957</text:p>
          </table:table-cell>
          <table:table-cell table:style-name="Default" office:value-type="float" office:value="128.222" calcext:value-type="float">
            <text:p>128.222</text:p>
          </table:table-cell>
          <table:table-cell office:value-type="float" office:value="-7724.71" calcext:value-type="float">
            <text:p>-7724.71</text:p>
          </table:table-cell>
          <table:table-cell office:value-type="float" office:value="26.5477" calcext:value-type="float">
            <text:p>26.5477</text:p>
          </table:table-cell>
          <table:table-cell office:value-type="float" office:value="12.3586" calcext:value-type="float">
            <text:p>12.3586</text:p>
          </table:table-cell>
          <table:table-cell office:value-type="float" office:value="25.7631" calcext:value-type="float">
            <text:p>25.7631</text:p>
          </table:table-cell>
          <table:table-cell office:value-type="float" office:value="-20.7265" calcext:value-type="float">
            <text:p>-20.7265</text:p>
          </table:table-cell>
          <table:table-cell office:value-type="float" office:value="234.858" calcext:value-type="float">
            <text:p>234.858</text:p>
          </table:table-cell>
          <table:table-cell office:value-type="float" office:value="-12993.5" calcext:value-type="float">
            <text:p>-12993.5</text:p>
          </table:table-cell>
          <table:table-cell office:value-type="float" office:value="-8810.18" calcext:value-type="float">
            <text:p>-8810.18</text:p>
          </table:table-cell>
          <table:table-cell office:value-type="float" office:value="8.86239" calcext:value-type="float">
            <text:p>8.86239</text:p>
          </table:table-cell>
          <table:table-cell office:value-type="float" office:value="-2.66689" calcext:value-type="float">
            <text:p>-2.66689</text:p>
          </table:table-cell>
          <table:table-cell office:value-type="float" office:value="-10.1519" calcext:value-type="float">
            <text:p>-10.1519</text:p>
          </table:table-cell>
          <table:table-cell office:value-type="float" office:value="-14.6404" calcext:value-type="float">
            <text:p>-14.6404</text:p>
          </table:table-cell>
        </table:table-row>
        <table:table-row table:style-name="ro1">
          <table:table-cell/>
          <table:table-cell table:style-name="Default" office:value-type="float" office:value="-7913.48" calcext:value-type="float">
            <text:p>-7913.48</text:p>
          </table:table-cell>
          <table:table-cell table:style-name="Default" office:value-type="float" office:value="13.8534" calcext:value-type="float">
            <text:p>13.8534</text:p>
          </table:table-cell>
          <table:table-cell table:style-name="Default" office:value-type="float" office:value="404.833" calcext:value-type="float">
            <text:p>404.833</text:p>
          </table:table-cell>
          <table:table-cell office:value-type="float" office:value="-7678.3" calcext:value-type="float">
            <text:p>-7678.3</text:p>
          </table:table-cell>
          <table:table-cell office:value-type="float" office:value="60.9325" calcext:value-type="float">
            <text:p>60.9325</text:p>
          </table:table-cell>
          <table:table-cell office:value-type="float" office:value="12.4552" calcext:value-type="float">
            <text:p>12.4552</text:p>
          </table:table-cell>
          <table:table-cell office:value-type="float" office:value="28.7012" calcext:value-type="float">
            <text:p>28.7012</text:p>
          </table:table-cell>
          <table:table-cell office:value-type="float" office:value="38.7523" calcext:value-type="float">
            <text:p>38.7523</text:p>
          </table:table-cell>
          <table:table-cell office:value-type="float" office:value="117.85" calcext:value-type="float">
            <text:p>117.85</text:p>
          </table:table-cell>
          <table:table-cell office:value-type="float" office:value="-12414" calcext:value-type="float">
            <text:p>-12414</text:p>
          </table:table-cell>
          <table:table-cell office:value-type="float" office:value="-8913.02" calcext:value-type="float">
            <text:p>-8913.02</text:p>
          </table:table-cell>
          <table:table-cell office:value-type="float" office:value="8.89878" calcext:value-type="float">
            <text:p>8.89878</text:p>
          </table:table-cell>
          <table:table-cell office:value-type="float" office:value="-3.05275" calcext:value-type="float">
            <text:p>-3.05275</text:p>
          </table:table-cell>
          <table:table-cell office:value-type="float" office:value="-3.55729" calcext:value-type="float">
            <text:p>-3.55729</text:p>
          </table:table-cell>
          <table:table-cell office:value-type="float" office:value="-12.4756" calcext:value-type="float">
            <text:p>-12.475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:.B15])" office:value-type="float" office:value="-7299.018" calcext:value-type="float">
            <text:p>-7299.02</text:p>
          </table:table-cell>
          <table:table-cell table:formula="of:=AVERAGE([.C6:.C15])" office:value-type="float" office:value="73.061073" calcext:value-type="float">
            <text:p>73.06</text:p>
          </table:table-cell>
          <table:table-cell table:formula="of:=AVERAGE([.D6:.D15])" office:value-type="float" office:value="149.75509" calcext:value-type="float">
            <text:p>149.76</text:p>
          </table:table-cell>
          <table:table-cell table:style-name="ce1" table:formula="of:=AVERAGE([.E6:.E15])" office:value-type="float" office:value="-7758.642" calcext:value-type="float">
            <text:p>-7758.64</text:p>
          </table:table-cell>
          <table:table-cell table:style-name="ce1" table:formula="of:=AVERAGE([.F6:.F15])" office:value-type="float" office:value="45.256038" calcext:value-type="float">
            <text:p>45.26</text:p>
          </table:table-cell>
          <table:table-cell table:style-name="ce1" table:formula="of:=AVERAGE([.G6:.G15])" office:value-type="float" office:value="13.69976" calcext:value-type="float">
            <text:p>13.70</text:p>
          </table:table-cell>
          <table:table-cell table:style-name="ce1" table:formula="of:=AVERAGE([.H6:.H15])" office:value-type="float" office:value="35.9954" calcext:value-type="float">
            <text:p>36.00</text:p>
          </table:table-cell>
          <table:table-cell table:style-name="ce1" table:formula="of:=AVERAGE([.I6:.I15])" office:value-type="float" office:value="14.490287" calcext:value-type="float">
            <text:p>14.49</text:p>
          </table:table-cell>
          <table:table-cell table:style-name="ce1" table:formula="of:=AVERAGE([.J6:.J15])" office:value-type="float" office:value="141.71935" calcext:value-type="float">
            <text:p>141.72</text:p>
          </table:table-cell>
          <table:table-cell table:style-name="ce1" table:formula="of:=AVERAGE([.K6:.K15])" office:value-type="float" office:value="-13566.43" calcext:value-type="float">
            <text:p>-13566.43</text:p>
          </table:table-cell>
          <table:table-cell table:style-name="ce1" table:formula="of:=AVERAGE([.L6:.L15])" office:value-type="float" office:value="-8428.539" calcext:value-type="float">
            <text:p>-8428.54</text:p>
          </table:table-cell>
          <table:table-cell table:style-name="ce1" table:formula="of:=AVERAGE([.M6:.M15])" office:value-type="float" office:value="8.912079" calcext:value-type="float">
            <text:p>8.91</text:p>
          </table:table-cell>
          <table:table-cell table:style-name="ce1" table:formula="of:=AVERAGE([.N6:.N15])" office:value-type="float" office:value="-2.355217" calcext:value-type="float">
            <text:p>-2.36</text:p>
          </table:table-cell>
          <table:table-cell table:style-name="ce1" table:formula="of:=AVERAGE([.O6:.O15])" office:value-type="float" office:value="-7.390128" calcext:value-type="float">
            <text:p>-7.39</text:p>
          </table:table-cell>
          <table:table-cell table:style-name="ce1" table:formula="of:=AVERAGE([.P6:.P15])" office:value-type="float" office:value="-17.45522" calcext:value-type="float">
            <text:p>-17.46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6:.B15])" office:value-type="float" office:value="-7386.825" calcext:value-type="float">
            <text:p>-7386.83</text:p>
          </table:table-cell>
          <table:table-cell table:formula="of:=MEDIAN([.C6:.C15])" office:value-type="float" office:value="33.9376" calcext:value-type="float">
            <text:p>33.94</text:p>
          </table:table-cell>
          <table:table-cell table:formula="of:=MEDIAN([.D6:.D15])" office:value-type="float" office:value="119.5705" calcext:value-type="float">
            <text:p>119.57</text:p>
          </table:table-cell>
          <table:table-cell table:style-name="ce1" table:formula="of:=MEDIAN([.E6:.E15])" office:value-type="float" office:value="-7737.145" calcext:value-type="float">
            <text:p>-7737.15</text:p>
          </table:table-cell>
          <table:table-cell table:style-name="ce1" table:formula="of:=MEDIAN([.F6:.F15])" office:value-type="float" office:value="35.496" calcext:value-type="float">
            <text:p>35.50</text:p>
          </table:table-cell>
          <table:table-cell table:style-name="ce1" table:formula="of:=MEDIAN([.G6:.G15])" office:value-type="float" office:value="13.84185" calcext:value-type="float">
            <text:p>13.84</text:p>
          </table:table-cell>
          <table:table-cell table:style-name="ce1" table:formula="of:=MEDIAN([.H6:.H15])" office:value-type="float" office:value="34.3036" calcext:value-type="float">
            <text:p>34.30</text:p>
          </table:table-cell>
          <table:table-cell table:style-name="ce1" table:formula="of:=MEDIAN([.I6:.I15])" office:value-type="float" office:value="15.007825" calcext:value-type="float">
            <text:p>15.01</text:p>
          </table:table-cell>
          <table:table-cell table:style-name="ce1" table:formula="of:=MEDIAN([.J6:.J15])" office:value-type="float" office:value="212.474" calcext:value-type="float">
            <text:p>212.47</text:p>
          </table:table-cell>
          <table:table-cell table:style-name="ce1" table:formula="of:=MEDIAN([.K6:.K15])" office:value-type="float" office:value="-14173.65" calcext:value-type="float">
            <text:p>-14173.65</text:p>
          </table:table-cell>
          <table:table-cell table:style-name="ce1" table:formula="of:=MEDIAN([.L6:.L15])" office:value-type="float" office:value="-8806.795" calcext:value-type="float">
            <text:p>-8806.80</text:p>
          </table:table-cell>
          <table:table-cell table:style-name="ce1" table:formula="of:=MEDIAN([.M6:.M15])" office:value-type="float" office:value="8.880585" calcext:value-type="float">
            <text:p>8.88</text:p>
          </table:table-cell>
          <table:table-cell table:style-name="ce1" table:formula="of:=MEDIAN([.N6:.N15])" office:value-type="float" office:value="-2.382055" calcext:value-type="float">
            <text:p>-2.38</text:p>
          </table:table-cell>
          <table:table-cell table:style-name="ce1" table:formula="of:=MEDIAN([.O6:.O15])" office:value-type="float" office:value="-7.739235" calcext:value-type="float">
            <text:p>-7.74</text:p>
          </table:table-cell>
          <table:table-cell table:style-name="ce1" table:formula="of:=MEDIAN([.P6:.P15])" office:value-type="float" office:value="-18.4496" calcext:value-type="float">
            <text:p>-18.4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:.B15])" office:value-type="float" office:value="-7913.48" calcext:value-type="float">
            <text:p>-7913.48</text:p>
          </table:table-cell>
          <table:table-cell table:formula="of:=MIN([.C6:.C15])" office:value-type="float" office:value="5.08058" calcext:value-type="float">
            <text:p>5.08</text:p>
          </table:table-cell>
          <table:table-cell table:formula="of:=MIN([.D6:.D15])" office:value-type="float" office:value="65.9932" calcext:value-type="float">
            <text:p>65.99</text:p>
          </table:table-cell>
          <table:table-cell table:style-name="ce1" table:formula="of:=MIN([.E6:.E15])" office:value-type="float" office:value="-7918.18" calcext:value-type="float">
            <text:p>-7918.18</text:p>
          </table:table-cell>
          <table:table-cell table:style-name="ce1" table:formula="of:=MIN([.F6:.F15])" office:value-type="float" office:value="6.71018" calcext:value-type="float">
            <text:p>6.71</text:p>
          </table:table-cell>
          <table:table-cell table:style-name="ce1" table:formula="of:=MIN([.G6:.G15])" office:value-type="float" office:value="12.3586" calcext:value-type="float">
            <text:p>12.36</text:p>
          </table:table-cell>
          <table:table-cell table:style-name="ce1" table:formula="of:=MIN([.H6:.H15])" office:value-type="float" office:value="25.7631" calcext:value-type="float">
            <text:p>25.76</text:p>
          </table:table-cell>
          <table:table-cell table:style-name="ce1" table:formula="of:=MIN([.I6:.I15])" office:value-type="float" office:value="-24.3061" calcext:value-type="float">
            <text:p>-24.31</text:p>
          </table:table-cell>
          <table:table-cell table:style-name="ce1" table:formula="of:=MIN([.J6:.J15])" office:value-type="float" office:value="-84.3002" calcext:value-type="float">
            <text:p>-84.30</text:p>
          </table:table-cell>
          <table:table-cell table:style-name="ce1" table:formula="of:=MIN([.K6:.K15])" office:value-type="float" office:value="-15294.4" calcext:value-type="float">
            <text:p>-15294.40</text:p>
          </table:table-cell>
          <table:table-cell table:style-name="ce1" table:formula="of:=MIN([.L6:.L15])" office:value-type="float" office:value="-8913.02" calcext:value-type="float">
            <text:p>-8913.02</text:p>
          </table:table-cell>
          <table:table-cell table:style-name="ce1" table:formula="of:=MIN([.M6:.M15])" office:value-type="float" office:value="8.50596" calcext:value-type="float">
            <text:p>8.51</text:p>
          </table:table-cell>
          <table:table-cell table:style-name="ce1" table:formula="of:=MIN([.N6:.N15])" office:value-type="float" office:value="-3.92857" calcext:value-type="float">
            <text:p>-3.93</text:p>
          </table:table-cell>
          <table:table-cell table:style-name="ce1" table:formula="of:=MIN([.O6:.O15])" office:value-type="float" office:value="-11.666" calcext:value-type="float">
            <text:p>-11.67</text:p>
          </table:table-cell>
          <table:table-cell table:style-name="ce1" table:formula="of:=MIN([.P6:.P15])" office:value-type="float" office:value="-18.6974" calcext:value-type="float">
            <text:p>-18.7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:.B15])" office:value-type="float" office:value="-6409.9" calcext:value-type="float">
            <text:p>-6409.90</text:p>
          </table:table-cell>
          <table:table-cell table:formula="of:=MAX([.C6:.C15])" office:value-type="float" office:value="337.151" calcext:value-type="float">
            <text:p>337.15</text:p>
          </table:table-cell>
          <table:table-cell table:formula="of:=MAX([.D6:.D15])" office:value-type="float" office:value="404.833" calcext:value-type="float">
            <text:p>404.83</text:p>
          </table:table-cell>
          <table:table-cell table:style-name="ce1" table:formula="of:=MAX([.E6:.E15])" office:value-type="float" office:value="-7555.81" calcext:value-type="float">
            <text:p>-7555.81</text:p>
          </table:table-cell>
          <table:table-cell table:style-name="ce1" table:formula="of:=MAX([.F6:.F15])" office:value-type="float" office:value="130.711" calcext:value-type="float">
            <text:p>130.71</text:p>
          </table:table-cell>
          <table:table-cell table:style-name="ce1" table:formula="of:=MAX([.G6:.G15])" office:value-type="float" office:value="15.271" calcext:value-type="float">
            <text:p>15.27</text:p>
          </table:table-cell>
          <table:table-cell table:style-name="ce1" table:formula="of:=MAX([.H6:.H15])" office:value-type="float" office:value="50.337" calcext:value-type="float">
            <text:p>50.34</text:p>
          </table:table-cell>
          <table:table-cell table:style-name="ce1" table:formula="of:=MAX([.I6:.I15])" office:value-type="float" office:value="48.1183" calcext:value-type="float">
            <text:p>48.12</text:p>
          </table:table-cell>
          <table:table-cell table:style-name="ce1" table:formula="of:=MAX([.J6:.J15])" office:value-type="float" office:value="292.221" calcext:value-type="float">
            <text:p>292.22</text:p>
          </table:table-cell>
          <table:table-cell table:style-name="ce1" table:formula="of:=MAX([.K6:.K15])" office:value-type="float" office:value="-11346.2" calcext:value-type="float">
            <text:p>-11346.20</text:p>
          </table:table-cell>
          <table:table-cell table:style-name="ce1" table:formula="of:=MAX([.L6:.L15])" office:value-type="float" office:value="-5385.52" calcext:value-type="float">
            <text:p>-5385.52</text:p>
          </table:table-cell>
          <table:table-cell table:style-name="ce1" table:formula="of:=MAX([.M6:.M15])" office:value-type="float" office:value="9.37557" calcext:value-type="float">
            <text:p>9.38</text:p>
          </table:table-cell>
          <table:table-cell table:style-name="ce1" table:formula="of:=MAX([.N6:.N15])" office:value-type="float" office:value="-1.02745" calcext:value-type="float">
            <text:p>-1.03</text:p>
          </table:table-cell>
          <table:table-cell table:style-name="ce1" table:formula="of:=MAX([.O6:.O15])" office:value-type="float" office:value="-2.88912" calcext:value-type="float">
            <text:p>-2.89</text:p>
          </table:table-cell>
          <table:table-cell table:style-name="ce1" table:formula="of:=MAX([.P6:.P15])" office:value-type="float" office:value="-12.4756" calcext:value-type="float">
            <text:p>-12.48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table:formula="of:=[.B19]-[.B18]" office:value-type="float" office:value="1503.58" calcext:value-type="float">
            <text:p>1503.58</text:p>
          </table:table-cell>
          <table:table-cell table:formula="of:=[.C19]-[.C18]" office:value-type="float" office:value="332.07042" calcext:value-type="float">
            <text:p>332.07</text:p>
          </table:table-cell>
          <table:table-cell table:formula="of:=[.D19]-[.D18]" office:value-type="float" office:value="338.8398" calcext:value-type="float">
            <text:p>338.84</text:p>
          </table:table-cell>
          <table:table-cell table:style-name="ce1" table:formula="of:=[.E19]-[.E18]" office:value-type="float" office:value="362.37" calcext:value-type="float">
            <text:p>362.37</text:p>
          </table:table-cell>
          <table:table-cell table:style-name="ce1" table:formula="of:=[.F19]-[.F18]" office:value-type="float" office:value="124.00082" calcext:value-type="float">
            <text:p>124.00</text:p>
          </table:table-cell>
          <table:table-cell table:style-name="ce1" table:formula="of:=[.G19]-[.G18]" office:value-type="float" office:value="2.9124" calcext:value-type="float">
            <text:p>2.91</text:p>
          </table:table-cell>
          <table:table-cell table:style-name="ce1" table:formula="of:=[.H19]-[.H18]" office:value-type="float" office:value="24.5739" calcext:value-type="float">
            <text:p>24.57</text:p>
          </table:table-cell>
          <table:table-cell table:style-name="ce1" table:formula="of:=[.I19]-[.I18]" office:value-type="float" office:value="72.4244" calcext:value-type="float">
            <text:p>72.42</text:p>
          </table:table-cell>
          <table:table-cell table:style-name="ce1" table:formula="of:=[.J19]-[.J18]" office:value-type="float" office:value="376.5212" calcext:value-type="float">
            <text:p>376.52</text:p>
          </table:table-cell>
          <table:table-cell table:style-name="ce1" table:formula="of:=[.K19]-[.K18]" office:value-type="float" office:value="3948.2" calcext:value-type="float">
            <text:p>3948.20</text:p>
          </table:table-cell>
          <table:table-cell table:style-name="ce1" table:formula="of:=[.L19]-[.L18]" office:value-type="float" office:value="3527.5" calcext:value-type="float">
            <text:p>3527.50</text:p>
          </table:table-cell>
          <table:table-cell table:style-name="ce1" table:formula="of:=[.M19]-[.M18]" office:value-type="float" office:value="0.86961" calcext:value-type="float">
            <text:p>0.87</text:p>
          </table:table-cell>
          <table:table-cell table:style-name="ce1" table:formula="of:=[.N19]-[.N18]" office:value-type="float" office:value="2.90112" calcext:value-type="float">
            <text:p>2.90</text:p>
          </table:table-cell>
          <table:table-cell table:style-name="ce1" table:formula="of:=[.O19]-[.O18]" office:value-type="float" office:value="8.77688" calcext:value-type="float">
            <text:p>8.78</text:p>
          </table:table-cell>
          <table:table-cell table:style-name="ce1" table:formula="of:=[.P19]-[.P18]" office:value-type="float" office:value="6.2218" calcext:value-type="float">
            <text:p>6.22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6:.B15])" office:value-type="float" office:value="452.967223508869" calcext:value-type="float">
            <text:p>452.97</text:p>
          </table:table-cell>
          <table:table-cell table:formula="of:=STDEV([.C6:.C15])" office:value-type="float" office:value="100.355578014597" calcext:value-type="float">
            <text:p>100.36</text:p>
          </table:table-cell>
          <table:table-cell table:formula="of:=STDEV([.D6:.D15])" office:value-type="float" office:value="99.3279353940097" calcext:value-type="float">
            <text:p>99.33</text:p>
          </table:table-cell>
          <table:table-cell table:style-name="ce1" table:formula="of:=STDEV([.E6:.E15])" office:value-type="float" office:value="131.583397703172" calcext:value-type="float">
            <text:p>131.58</text:p>
          </table:table-cell>
          <table:table-cell table:style-name="ce1" table:formula="of:=STDEV([.F6:.F15])" office:value-type="float" office:value="36.6826233430277" calcext:value-type="float">
            <text:p>36.68</text:p>
          </table:table-cell>
          <table:table-cell table:style-name="ce1" table:formula="of:=STDEV([.G6:.G15])" office:value-type="float" office:value="0.985807188946083" calcext:value-type="float">
            <text:p>0.99</text:p>
          </table:table-cell>
          <table:table-cell table:style-name="ce1" table:formula="of:=STDEV([.H6:.H15])" office:value-type="float" office:value="8.03436511935518" calcext:value-type="float">
            <text:p>8.03</text:p>
          </table:table-cell>
          <table:table-cell table:style-name="ce1" table:formula="of:=STDEV([.I6:.I15])" office:value-type="float" office:value="28.4295469509476" calcext:value-type="float">
            <text:p>28.43</text:p>
          </table:table-cell>
          <table:table-cell table:style-name="ce1" table:formula="of:=STDEV([.J6:.J15])" office:value-type="float" office:value="154.359289825777" calcext:value-type="float">
            <text:p>154.36</text:p>
          </table:table-cell>
          <table:table-cell table:style-name="ce1" table:formula="of:=STDEV([.K6:.K15])" office:value-type="float" office:value="1297.41844534958" calcext:value-type="float">
            <text:p>1297.42</text:p>
          </table:table-cell>
          <table:table-cell table:style-name="ce1" table:formula="of:=STDEV([.L6:.L15])" office:value-type="float" office:value="1076.29374287103" calcext:value-type="float">
            <text:p>1076.29</text:p>
          </table:table-cell>
          <table:table-cell table:style-name="ce1" table:formula="of:=STDEV([.M6:.M15])" office:value-type="float" office:value="0.266286754727555" calcext:value-type="float">
            <text:p>0.27</text:p>
          </table:table-cell>
          <table:table-cell table:style-name="ce1" table:formula="of:=STDEV([.N6:.N15])" office:value-type="float" office:value="0.812870335376095" calcext:value-type="float">
            <text:p>0.81</text:p>
          </table:table-cell>
          <table:table-cell table:style-name="ce1" table:formula="of:=STDEV([.O6:.O15])" office:value-type="float" office:value="3.13470167939754" calcext:value-type="float">
            <text:p>3.13</text:p>
          </table:table-cell>
          <table:table-cell table:style-name="ce1" table:formula="of:=STDEV([.P6:.P15])" office:value-type="float" office:value="2.14193142633258" calcext:value-type="float">
            <text:p>2.14</text:p>
          </table:table-cell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ce1" table:number-columns-repeated="12"/>
        </table:table-row>
        <table:table-row table:style-name="ro1">
          <table:table-cell/>
          <table:table-cell office:value-type="string" calcext:value-type="string">
            <text:p>Firefly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string" calcext:value-type="string">
            <text:p>Function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table:style-name="ce1" office:value-type="float" office:value="4" calcext:value-type="float">
            <text:p>4.00</text:p>
          </table:table-cell>
          <table:table-cell table:style-name="ce1" office:value-type="float" office:value="5" calcext:value-type="float">
            <text:p>5.00</text:p>
          </table:table-cell>
          <table:table-cell table:style-name="ce1" office:value-type="float" office:value="6" calcext:value-type="float">
            <text:p>6.00</text:p>
          </table:table-cell>
          <table:table-cell table:style-name="ce1" office:value-type="float" office:value="7" calcext:value-type="float">
            <text:p>7.00</text:p>
          </table:table-cell>
          <table:table-cell table:style-name="ce1" office:value-type="float" office:value="8" calcext:value-type="float">
            <text:p>8.00</text:p>
          </table:table-cell>
          <table:table-cell table:style-name="ce1" office:value-type="float" office:value="9" calcext:value-type="float">
            <text:p>9.00</text:p>
          </table:table-cell>
          <table:table-cell table:style-name="ce1" office:value-type="float" office:value="10" calcext:value-type="float">
            <text:p>10.00</text:p>
          </table:table-cell>
          <table:table-cell table:style-name="ce1" office:value-type="float" office:value="11" calcext:value-type="float">
            <text:p>11.00</text:p>
          </table:table-cell>
          <table:table-cell table:style-name="ce1" office:value-type="float" office:value="12" calcext:value-type="float">
            <text:p>12.00</text:p>
          </table:table-cell>
          <table:table-cell table:style-name="ce1" office:value-type="float" office:value="13" calcext:value-type="float">
            <text:p>13.00</text:p>
          </table:table-cell>
          <table:table-cell table:style-name="ce1" office:value-type="float" office:value="14" calcext:value-type="float">
            <text:p>14.00</text:p>
          </table:table-cell>
          <table:table-cell table:style-name="ce1" office:value-type="float" office:value="15" calcext:value-type="float">
            <text:p>15.00</text:p>
          </table:table-cell>
        </table:table-row>
        <table:table-row table:style-name="ro1">
          <table:table-cell/>
          <table:table-cell table:style-name="Default" office:value-type="float" office:value="-1679.56" calcext:value-type="float">
            <text:p>-1679.56</text:p>
          </table:table-cell>
          <table:table-cell table:style-name="Default" office:value-type="float" office:value="39603" calcext:value-type="float">
            <text:p>39603</text:p>
          </table:table-cell>
          <table:table-cell table:style-name="ce2" office:value-type="float" office:value="15110600000" calcext:value-type="float">
            <text:p>1.51E+10</text:p>
          </table:table-cell>
          <table:table-cell office:value-type="float" office:value="155279" calcext:value-type="float">
            <text:p>155279</text:p>
          </table:table-cell>
          <table:table-cell office:value-type="float" office:value="280.298" calcext:value-type="float">
            <text:p>280.298</text:p>
          </table:table-cell>
          <table:table-cell office:value-type="float" office:value="11.285" calcext:value-type="float">
            <text:p>11.285</text:p>
          </table:table-cell>
          <table:table-cell office:value-type="float" office:value="35.8111" calcext:value-type="float">
            <text:p>35.8111</text:p>
          </table:table-cell>
          <table:table-cell office:value-type="float" office:value="295.635" calcext:value-type="float">
            <text:p>295.635</text:p>
          </table:table-cell>
          <table:table-cell office:value-type="float" office:value="312.434" calcext:value-type="float">
            <text:p>312.434</text:p>
          </table:table-cell>
          <table:table-cell office:value-type="float" office:value="-2468.58" calcext:value-type="float">
            <text:p>-2468.58</text:p>
          </table:table-cell>
          <table:table-cell office:value-type="float" office:value="-2001.11" calcext:value-type="float">
            <text:p>-2001.11</text:p>
          </table:table-cell>
          <table:table-cell office:value-type="float" office:value="7.63255" calcext:value-type="float">
            <text:p>7.63255</text:p>
          </table:table-cell>
          <table:table-cell office:value-type="float" office:value="-4.79682" calcext:value-type="float">
            <text:p>-4.79682</text:p>
          </table:table-cell>
          <table:table-cell office:value-type="float" office:value="-12.1971" calcext:value-type="float">
            <text:p>-12.1971</text:p>
          </table:table-cell>
          <table:table-cell office:value-type="float" office:value="-18.6977" calcext:value-type="float">
            <text:p>-18.6977</text:p>
          </table:table-cell>
        </table:table-row>
        <table:table-row table:style-name="ro1">
          <table:table-cell/>
          <table:table-cell table:style-name="Default" office:value-type="float" office:value="-1914.68" calcext:value-type="float">
            <text:p>-1914.68</text:p>
          </table:table-cell>
          <table:table-cell table:style-name="Default" office:value-type="float" office:value="43491" calcext:value-type="float">
            <text:p>43491</text:p>
          </table:table-cell>
          <table:table-cell table:style-name="ce2" office:value-type="float" office:value="17255400000" calcext:value-type="float">
            <text:p>1.73E+10</text:p>
          </table:table-cell>
          <table:table-cell office:value-type="float" office:value="111920" calcext:value-type="float">
            <text:p>111920</text:p>
          </table:table-cell>
          <table:table-cell office:value-type="float" office:value="227.799" calcext:value-type="float">
            <text:p>227.799</text:p>
          </table:table-cell>
          <table:table-cell office:value-type="float" office:value="11.1189" calcext:value-type="float">
            <text:p>11.1189</text:p>
          </table:table-cell>
          <table:table-cell office:value-type="float" office:value="32.1538" calcext:value-type="float">
            <text:p>32.1538</text:p>
          </table:table-cell>
          <table:table-cell office:value-type="float" office:value="298.013" calcext:value-type="float">
            <text:p>298.013</text:p>
          </table:table-cell>
          <table:table-cell office:value-type="float" office:value="294.38" calcext:value-type="float">
            <text:p>294.38</text:p>
          </table:table-cell>
          <table:table-cell office:value-type="float" office:value="-2448.71" calcext:value-type="float">
            <text:p>-2448.71</text:p>
          </table:table-cell>
          <table:table-cell office:value-type="float" office:value="-1645.57" calcext:value-type="float">
            <text:p>-1645.57</text:p>
          </table:table-cell>
          <table:table-cell office:value-type="float" office:value="8.04604" calcext:value-type="float">
            <text:p>8.04604</text:p>
          </table:table-cell>
          <table:table-cell office:value-type="float" office:value="-5.79541" calcext:value-type="float">
            <text:p>-5.79541</text:p>
          </table:table-cell>
          <table:table-cell office:value-type="float" office:value="-14.0983" calcext:value-type="float">
            <text:p>-14.0983</text:p>
          </table:table-cell>
          <table:table-cell office:value-type="float" office:value="-18.6975" calcext:value-type="float">
            <text:p>-18.6975</text:p>
          </table:table-cell>
        </table:table-row>
        <table:table-row table:style-name="ro1">
          <table:table-cell/>
          <table:table-cell table:style-name="Default" office:value-type="float" office:value="-2070.02" calcext:value-type="float">
            <text:p>-2070.02</text:p>
          </table:table-cell>
          <table:table-cell table:style-name="Default" office:value-type="float" office:value="34094" calcext:value-type="float">
            <text:p>34094</text:p>
          </table:table-cell>
          <table:table-cell table:style-name="ce2" office:value-type="float" office:value="16538500000" calcext:value-type="float">
            <text:p>1.65E+10</text:p>
          </table:table-cell>
          <table:table-cell office:value-type="float" office:value="169440" calcext:value-type="float">
            <text:p>169440</text:p>
          </table:table-cell>
          <table:table-cell office:value-type="float" office:value="245.222" calcext:value-type="float">
            <text:p>245.222</text:p>
          </table:table-cell>
          <table:table-cell office:value-type="float" office:value="11.6428" calcext:value-type="float">
            <text:p>11.6428</text:p>
          </table:table-cell>
          <table:table-cell office:value-type="float" office:value="34.8694" calcext:value-type="float">
            <text:p>34.8694</text:p>
          </table:table-cell>
          <table:table-cell office:value-type="float" office:value="291.812" calcext:value-type="float">
            <text:p>291.812</text:p>
          </table:table-cell>
          <table:table-cell office:value-type="float" office:value="299.501" calcext:value-type="float">
            <text:p>299.501</text:p>
          </table:table-cell>
          <table:table-cell office:value-type="float" office:value="-3947" calcext:value-type="float">
            <text:p>-3947</text:p>
          </table:table-cell>
          <table:table-cell office:value-type="float" office:value="-2054.63" calcext:value-type="float">
            <text:p>-2054.63</text:p>
          </table:table-cell>
          <table:table-cell office:value-type="float" office:value="7.45454" calcext:value-type="float">
            <text:p>7.45454</text:p>
          </table:table-cell>
          <table:table-cell office:value-type="float" office:value="-5.10591" calcext:value-type="float">
            <text:p>-5.10591</text:p>
          </table:table-cell>
          <table:table-cell office:value-type="float" office:value="-11.9452" calcext:value-type="float">
            <text:p>-11.9452</text:p>
          </table:table-cell>
          <table:table-cell office:value-type="float" office:value="-18.6977" calcext:value-type="float">
            <text:p>-18.6977</text:p>
          </table:table-cell>
        </table:table-row>
        <table:table-row table:style-name="ro1">
          <table:table-cell/>
          <table:table-cell table:style-name="Default" office:value-type="float" office:value="-1533.28" calcext:value-type="float">
            <text:p>-1533.28</text:p>
          </table:table-cell>
          <table:table-cell table:style-name="Default" office:value-type="float" office:value="30248" calcext:value-type="float">
            <text:p>30248</text:p>
          </table:table-cell>
          <table:table-cell table:style-name="ce2" office:value-type="float" office:value="19519200000" calcext:value-type="float">
            <text:p>1.95E+10</text:p>
          </table:table-cell>
          <table:table-cell office:value-type="float" office:value="141880" calcext:value-type="float">
            <text:p>141880</text:p>
          </table:table-cell>
          <table:table-cell office:value-type="float" office:value="254.305" calcext:value-type="float">
            <text:p>254.305</text:p>
          </table:table-cell>
          <table:table-cell office:value-type="float" office:value="11.1994" calcext:value-type="float">
            <text:p>11.1994</text:p>
          </table:table-cell>
          <table:table-cell office:value-type="float" office:value="35.8632" calcext:value-type="float">
            <text:p>35.8632</text:p>
          </table:table-cell>
          <table:table-cell office:value-type="float" office:value="267.931" calcext:value-type="float">
            <text:p>267.931</text:p>
          </table:table-cell>
          <table:table-cell office:value-type="float" office:value="313.838" calcext:value-type="float">
            <text:p>313.838</text:p>
          </table:table-cell>
          <table:table-cell office:value-type="float" office:value="-2438.37" calcext:value-type="float">
            <text:p>-2438.37</text:p>
          </table:table-cell>
          <table:table-cell office:value-type="float" office:value="-1739.81" calcext:value-type="float">
            <text:p>-1739.81</text:p>
          </table:table-cell>
          <table:table-cell office:value-type="float" office:value="7.76451" calcext:value-type="float">
            <text:p>7.76451</text:p>
          </table:table-cell>
          <table:table-cell office:value-type="float" office:value="-5.59653" calcext:value-type="float">
            <text:p>-5.59653</text:p>
          </table:table-cell>
          <table:table-cell office:value-type="float" office:value="-13.1008" calcext:value-type="float">
            <text:p>-13.1008</text:p>
          </table:table-cell>
          <table:table-cell office:value-type="float" office:value="-18.6977" calcext:value-type="float">
            <text:p>-18.6977</text:p>
          </table:table-cell>
        </table:table-row>
        <table:table-row table:style-name="ro1">
          <table:table-cell/>
          <table:table-cell table:style-name="Default" office:value-type="float" office:value="-1844.61" calcext:value-type="float">
            <text:p>-1844.61</text:p>
          </table:table-cell>
          <table:table-cell table:style-name="Default" office:value-type="float" office:value="38485" calcext:value-type="float">
            <text:p>38485</text:p>
          </table:table-cell>
          <table:table-cell table:style-name="ce2" office:value-type="float" office:value="10337800000" calcext:value-type="float">
            <text:p>1.03E+10</text:p>
          </table:table-cell>
          <table:table-cell office:value-type="float" office:value="139760" calcext:value-type="float">
            <text:p>139760</text:p>
          </table:table-cell>
          <table:table-cell office:value-type="float" office:value="267.419" calcext:value-type="float">
            <text:p>267.419</text:p>
          </table:table-cell>
          <table:table-cell office:value-type="float" office:value="11.5382" calcext:value-type="float">
            <text:p>11.5382</text:p>
          </table:table-cell>
          <table:table-cell office:value-type="float" office:value="35.0409" calcext:value-type="float">
            <text:p>35.0409</text:p>
          </table:table-cell>
          <table:table-cell office:value-type="float" office:value="277.673" calcext:value-type="float">
            <text:p>277.673</text:p>
          </table:table-cell>
          <table:table-cell office:value-type="float" office:value="295.339" calcext:value-type="float">
            <text:p>295.339</text:p>
          </table:table-cell>
          <table:table-cell office:value-type="float" office:value="-4006.39" calcext:value-type="float">
            <text:p>-4006.39</text:p>
          </table:table-cell>
          <table:table-cell office:value-type="float" office:value="-2993.82" calcext:value-type="float">
            <text:p>-2993.82</text:p>
          </table:table-cell>
          <table:table-cell office:value-type="float" office:value="7.99383" calcext:value-type="float">
            <text:p>7.99383</text:p>
          </table:table-cell>
          <table:table-cell office:value-type="float" office:value="-5.03021" calcext:value-type="float">
            <text:p>-5.03021</text:p>
          </table:table-cell>
          <table:table-cell office:value-type="float" office:value="-12.3555" calcext:value-type="float">
            <text:p>-12.3555</text:p>
          </table:table-cell>
          <table:table-cell office:value-type="float" office:value="-18.6977" calcext:value-type="float">
            <text:p>-18.6977</text:p>
          </table:table-cell>
        </table:table-row>
        <table:table-row table:style-name="ro1">
          <table:table-cell/>
          <table:table-cell table:style-name="Default" office:value-type="float" office:value="-2196.66" calcext:value-type="float">
            <text:p>-2196.66</text:p>
          </table:table-cell>
          <table:table-cell table:style-name="Default" office:value-type="float" office:value="44222" calcext:value-type="float">
            <text:p>44222</text:p>
          </table:table-cell>
          <table:table-cell table:style-name="ce2" office:value-type="float" office:value="9772260000" calcext:value-type="float">
            <text:p>9.77E+09</text:p>
          </table:table-cell>
          <table:table-cell office:value-type="float" office:value="141400" calcext:value-type="float">
            <text:p>141400</text:p>
          </table:table-cell>
          <table:table-cell office:value-type="float" office:value="261.646" calcext:value-type="float">
            <text:p>261.646</text:p>
          </table:table-cell>
          <table:table-cell office:value-type="float" office:value="11.1462" calcext:value-type="float">
            <text:p>11.1462</text:p>
          </table:table-cell>
          <table:table-cell office:value-type="float" office:value="34.9704" calcext:value-type="float">
            <text:p>34.9704</text:p>
          </table:table-cell>
          <table:table-cell office:value-type="float" office:value="284.337" calcext:value-type="float">
            <text:p>284.337</text:p>
          </table:table-cell>
          <table:table-cell office:value-type="float" office:value="311.256" calcext:value-type="float">
            <text:p>311.256</text:p>
          </table:table-cell>
          <table:table-cell office:value-type="float" office:value="-3686.39" calcext:value-type="float">
            <text:p>-3686.39</text:p>
          </table:table-cell>
          <table:table-cell office:value-type="float" office:value="-1902.22" calcext:value-type="float">
            <text:p>-1902.22</text:p>
          </table:table-cell>
          <table:table-cell office:value-type="float" office:value="8.00167" calcext:value-type="float">
            <text:p>8.00167</text:p>
          </table:table-cell>
          <table:table-cell office:value-type="float" office:value="-5.84551" calcext:value-type="float">
            <text:p>-5.84551</text:p>
          </table:table-cell>
          <table:table-cell office:value-type="float" office:value="-13.3815" calcext:value-type="float">
            <text:p>-13.3815</text:p>
          </table:table-cell>
          <table:table-cell office:value-type="float" office:value="-18.6977" calcext:value-type="float">
            <text:p>-18.6977</text:p>
          </table:table-cell>
        </table:table-row>
        <table:table-row table:style-name="ro1">
          <table:table-cell/>
          <table:table-cell table:style-name="Default" office:value-type="float" office:value="-1369.69" calcext:value-type="float">
            <text:p>-1369.69</text:p>
          </table:table-cell>
          <table:table-cell table:style-name="Default" office:value-type="float" office:value="44988.9" calcext:value-type="float">
            <text:p>44988.9</text:p>
          </table:table-cell>
          <table:table-cell table:style-name="ce2" office:value-type="float" office:value="14860600000" calcext:value-type="float">
            <text:p>1.49E+10</text:p>
          </table:table-cell>
          <table:table-cell office:value-type="float" office:value="115600" calcext:value-type="float">
            <text:p>115600</text:p>
          </table:table-cell>
          <table:table-cell office:value-type="float" office:value="232.56" calcext:value-type="float">
            <text:p>232.56</text:p>
          </table:table-cell>
          <table:table-cell office:value-type="float" office:value="11.403" calcext:value-type="float">
            <text:p>11.403</text:p>
          </table:table-cell>
          <table:table-cell office:value-type="float" office:value="35.732" calcext:value-type="float">
            <text:p>35.732</text:p>
          </table:table-cell>
          <table:table-cell office:value-type="float" office:value="240.898" calcext:value-type="float">
            <text:p>240.898</text:p>
          </table:table-cell>
          <table:table-cell office:value-type="float" office:value="303.916" calcext:value-type="float">
            <text:p>303.916</text:p>
          </table:table-cell>
          <table:table-cell office:value-type="float" office:value="-2529.32" calcext:value-type="float">
            <text:p>-2529.32</text:p>
          </table:table-cell>
          <table:table-cell office:value-type="float" office:value="-2495.8" calcext:value-type="float">
            <text:p>-2495.8</text:p>
          </table:table-cell>
          <table:table-cell office:value-type="float" office:value="7.79487" calcext:value-type="float">
            <text:p>7.79487</text:p>
          </table:table-cell>
          <table:table-cell office:value-type="float" office:value="-4.96158" calcext:value-type="float">
            <text:p>-4.96158</text:p>
          </table:table-cell>
          <table:table-cell office:value-type="float" office:value="-12.519" calcext:value-type="float">
            <text:p>-12.519</text:p>
          </table:table-cell>
          <table:table-cell office:value-type="float" office:value="-18.6977" calcext:value-type="float">
            <text:p>-18.6977</text:p>
          </table:table-cell>
        </table:table-row>
        <table:table-row table:style-name="ro1">
          <table:table-cell/>
          <table:table-cell table:style-name="Default" office:value-type="float" office:value="-2120.6" calcext:value-type="float">
            <text:p>-2120.6</text:p>
          </table:table-cell>
          <table:table-cell table:style-name="Default" office:value-type="float" office:value="44292" calcext:value-type="float">
            <text:p>44292</text:p>
          </table:table-cell>
          <table:table-cell table:style-name="ce2" office:value-type="float" office:value="15182000000" calcext:value-type="float">
            <text:p>1.52E+10</text:p>
          </table:table-cell>
          <table:table-cell office:value-type="float" office:value="118240" calcext:value-type="float">
            <text:p>118240</text:p>
          </table:table-cell>
          <table:table-cell office:value-type="float" office:value="280.535" calcext:value-type="float">
            <text:p>280.535</text:p>
          </table:table-cell>
          <table:table-cell office:value-type="float" office:value="10.8227" calcext:value-type="float">
            <text:p>10.8227</text:p>
          </table:table-cell>
          <table:table-cell office:value-type="float" office:value="30.6633" calcext:value-type="float">
            <text:p>30.6633</text:p>
          </table:table-cell>
          <table:table-cell office:value-type="float" office:value="266.227" calcext:value-type="float">
            <text:p>266.227</text:p>
          </table:table-cell>
          <table:table-cell office:value-type="float" office:value="306.008" calcext:value-type="float">
            <text:p>306.008</text:p>
          </table:table-cell>
          <table:table-cell office:value-type="float" office:value="-4729.32" calcext:value-type="float">
            <text:p>-4729.32</text:p>
          </table:table-cell>
          <table:table-cell office:value-type="float" office:value="-1589.66" calcext:value-type="float">
            <text:p>-1589.66</text:p>
          </table:table-cell>
          <table:table-cell office:value-type="float" office:value="7.70941" calcext:value-type="float">
            <text:p>7.70941</text:p>
          </table:table-cell>
          <table:table-cell office:value-type="float" office:value="-5.4977" calcext:value-type="float">
            <text:p>-5.4977</text:p>
          </table:table-cell>
          <table:table-cell office:value-type="float" office:value="-12.4877" calcext:value-type="float">
            <text:p>-12.4877</text:p>
          </table:table-cell>
          <table:table-cell office:value-type="float" office:value="-18.6976" calcext:value-type="float">
            <text:p>-18.6976</text:p>
          </table:table-cell>
        </table:table-row>
        <table:table-row table:style-name="ro1">
          <table:table-cell/>
          <table:table-cell table:style-name="Default" office:value-type="float" office:value="-1294.88" calcext:value-type="float">
            <text:p>-1294.88</text:p>
          </table:table-cell>
          <table:table-cell table:style-name="Default" office:value-type="float" office:value="35752" calcext:value-type="float">
            <text:p>35752</text:p>
          </table:table-cell>
          <table:table-cell table:style-name="ce2" office:value-type="float" office:value="15816700000" calcext:value-type="float">
            <text:p>1.58E+10</text:p>
          </table:table-cell>
          <table:table-cell office:value-type="float" office:value="137000" calcext:value-type="float">
            <text:p>137000</text:p>
          </table:table-cell>
          <table:table-cell office:value-type="float" office:value="230.964" calcext:value-type="float">
            <text:p>230.964</text:p>
          </table:table-cell>
          <table:table-cell office:value-type="float" office:value="11.1342" calcext:value-type="float">
            <text:p>11.1342</text:p>
          </table:table-cell>
          <table:table-cell office:value-type="float" office:value="32.3511" calcext:value-type="float">
            <text:p>32.3511</text:p>
          </table:table-cell>
          <table:table-cell office:value-type="float" office:value="279.783" calcext:value-type="float">
            <text:p>279.783</text:p>
          </table:table-cell>
          <table:table-cell office:value-type="float" office:value="307.182" calcext:value-type="float">
            <text:p>307.182</text:p>
          </table:table-cell>
          <table:table-cell office:value-type="float" office:value="-3034.42" calcext:value-type="float">
            <text:p>-3034.42</text:p>
          </table:table-cell>
          <table:table-cell office:value-type="float" office:value="-1952.27" calcext:value-type="float">
            <text:p>-1952.27</text:p>
          </table:table-cell>
          <table:table-cell office:value-type="float" office:value="7.72156" calcext:value-type="float">
            <text:p>7.72156</text:p>
          </table:table-cell>
          <table:table-cell office:value-type="float" office:value="-5.67448" calcext:value-type="float">
            <text:p>-5.67448</text:p>
          </table:table-cell>
          <table:table-cell office:value-type="float" office:value="-13.2128" calcext:value-type="float">
            <text:p>-13.2128</text:p>
          </table:table-cell>
          <table:table-cell office:value-type="float" office:value="-18.6977" calcext:value-type="float">
            <text:p>-18.6977</text:p>
          </table:table-cell>
        </table:table-row>
        <table:table-row table:style-name="ro1">
          <table:table-cell/>
          <table:table-cell table:style-name="Default" office:value-type="float" office:value="-1342.46" calcext:value-type="float">
            <text:p>-1342.46</text:p>
          </table:table-cell>
          <table:table-cell table:style-name="Default" office:value-type="float" office:value="31606" calcext:value-type="float">
            <text:p>31606</text:p>
          </table:table-cell>
          <table:table-cell table:style-name="ce2" office:value-type="float" office:value="17839600000" calcext:value-type="float">
            <text:p>1.78E+10</text:p>
          </table:table-cell>
          <table:table-cell office:value-type="float" office:value="94360" calcext:value-type="float">
            <text:p>94360</text:p>
          </table:table-cell>
          <table:table-cell office:value-type="float" office:value="214.354" calcext:value-type="float">
            <text:p>214.354</text:p>
          </table:table-cell>
          <table:table-cell office:value-type="float" office:value="11.4787" calcext:value-type="float">
            <text:p>11.4787</text:p>
          </table:table-cell>
          <table:table-cell office:value-type="float" office:value="33.5026" calcext:value-type="float">
            <text:p>33.5026</text:p>
          </table:table-cell>
          <table:table-cell office:value-type="float" office:value="295.872" calcext:value-type="float">
            <text:p>295.872</text:p>
          </table:table-cell>
          <table:table-cell office:value-type="float" office:value="307.679" calcext:value-type="float">
            <text:p>307.679</text:p>
          </table:table-cell>
          <table:table-cell office:value-type="float" office:value="-2658.89" calcext:value-type="float">
            <text:p>-2658.89</text:p>
          </table:table-cell>
          <table:table-cell office:value-type="float" office:value="-2003.92" calcext:value-type="float">
            <text:p>-2003.92</text:p>
          </table:table-cell>
          <table:table-cell office:value-type="float" office:value="7.6969" calcext:value-type="float">
            <text:p>7.6969</text:p>
          </table:table-cell>
          <table:table-cell office:value-type="float" office:value="-6.32997" calcext:value-type="float">
            <text:p>-6.32997</text:p>
          </table:table-cell>
          <table:table-cell office:value-type="float" office:value="-13.3259" calcext:value-type="float">
            <text:p>-13.3259</text:p>
          </table:table-cell>
          <table:table-cell office:value-type="float" office:value="-18.6977" calcext:value-type="float">
            <text:p>-18.6977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A([.B31:.B40])" office:value-type="float" office:value="-1736.644" calcext:value-type="float">
            <text:p>-1736.64</text:p>
          </table:table-cell>
          <table:table-cell table:formula="of:=AVERAGEA([.C31:.C40])" office:value-type="float" office:value="38678.19" calcext:value-type="float">
            <text:p>38678.19</text:p>
          </table:table-cell>
          <table:table-cell table:formula="of:=AVERAGEA([.D31:.D40])" office:value-type="float" office:value="15223266000" calcext:value-type="float">
            <text:p>15223266000.00</text:p>
          </table:table-cell>
          <table:table-cell table:style-name="ce1" table:formula="of:=AVERAGEA([.E31:.E40])" office:value-type="float" office:value="132487.9" calcext:value-type="float">
            <text:p>132487.90</text:p>
          </table:table-cell>
          <table:table-cell table:style-name="ce1" table:formula="of:=AVERAGEA([.F31:.F40])" office:value-type="float" office:value="249.5102" calcext:value-type="float">
            <text:p>249.51</text:p>
          </table:table-cell>
          <table:table-cell table:style-name="ce1" table:formula="of:=AVERAGEA([.G31:.G40])" office:value-type="float" office:value="11.27691" calcext:value-type="float">
            <text:p>11.28</text:p>
          </table:table-cell>
          <table:table-cell table:style-name="ce1" table:formula="of:=AVERAGEA([.H31:.H40])" office:value-type="float" office:value="34.09578" calcext:value-type="float">
            <text:p>34.10</text:p>
          </table:table-cell>
          <table:table-cell table:style-name="ce1" table:formula="of:=AVERAGEA([.I31:.I40])" office:value-type="float" office:value="279.8181" calcext:value-type="float">
            <text:p>279.82</text:p>
          </table:table-cell>
          <table:table-cell table:style-name="ce1" table:formula="of:=AVERAGEA([.J31:.J40])" office:value-type="float" office:value="305.1533" calcext:value-type="float">
            <text:p>305.15</text:p>
          </table:table-cell>
          <table:table-cell table:style-name="ce1" table:formula="of:=AVERAGEA([.K31:.K40])" office:value-type="float" office:value="-3194.739" calcext:value-type="float">
            <text:p>-3194.74</text:p>
          </table:table-cell>
          <table:table-cell table:style-name="ce1" table:formula="of:=AVERAGEA([.L31:.L40])" office:value-type="float" office:value="-2037.881" calcext:value-type="float">
            <text:p>-2037.88</text:p>
          </table:table-cell>
          <table:table-cell table:style-name="ce1" table:formula="of:=AVERAGEA([.M31:.M40])" office:value-type="float" office:value="7.781588" calcext:value-type="float">
            <text:p>7.78</text:p>
          </table:table-cell>
          <table:table-cell table:style-name="ce1" table:formula="of:=AVERAGEA([.N31:.N40])" office:value-type="float" office:value="-5.463412" calcext:value-type="float">
            <text:p>-5.46</text:p>
          </table:table-cell>
          <table:table-cell table:style-name="ce1" table:formula="of:=AVERAGEA([.O31:.O40])" office:value-type="float" office:value="-12.86238" calcext:value-type="float">
            <text:p>-12.86</text:p>
          </table:table-cell>
          <table:table-cell table:style-name="ce1" table:formula="of:=AVERAGEA([.P31:.P40])" office:value-type="float" office:value="-18.69767" calcext:value-type="float">
            <text:p>-18.70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1:.B40])" office:value-type="float" office:value="-1762.085" calcext:value-type="float">
            <text:p>-1762.09</text:p>
          </table:table-cell>
          <table:table-cell table:formula="of:=MEDIAN([.C31:.C40])" office:value-type="float" office:value="39044" calcext:value-type="float">
            <text:p>39044.00</text:p>
          </table:table-cell>
          <table:table-cell table:formula="of:=MEDIAN([.D31:.D40])" office:value-type="float" office:value="15499350000" calcext:value-type="float">
            <text:p>15499350000.00</text:p>
          </table:table-cell>
          <table:table-cell table:style-name="ce1" table:formula="of:=MEDIAN([.E31:.E40])" office:value-type="float" office:value="138380" calcext:value-type="float">
            <text:p>138380.00</text:p>
          </table:table-cell>
          <table:table-cell table:style-name="ce1" table:formula="of:=MEDIAN([.F31:.F40])" office:value-type="float" office:value="249.7635" calcext:value-type="float">
            <text:p>249.76</text:p>
          </table:table-cell>
          <table:table-cell table:style-name="ce1" table:formula="of:=MEDIAN([.G31:.G40])" office:value-type="float" office:value="11.2422" calcext:value-type="float">
            <text:p>11.24</text:p>
          </table:table-cell>
          <table:table-cell table:style-name="ce1" table:formula="of:=MEDIAN([.H31:.H40])" office:value-type="float" office:value="34.9199" calcext:value-type="float">
            <text:p>34.92</text:p>
          </table:table-cell>
          <table:table-cell table:style-name="ce1" table:formula="of:=MEDIAN([.I31:.I40])" office:value-type="float" office:value="282.06" calcext:value-type="float">
            <text:p>282.06</text:p>
          </table:table-cell>
          <table:table-cell table:style-name="ce1" table:formula="of:=MEDIAN([.J31:.J40])" office:value-type="float" office:value="306.595" calcext:value-type="float">
            <text:p>306.60</text:p>
          </table:table-cell>
          <table:table-cell table:style-name="ce1" table:formula="of:=MEDIAN([.K31:.K40])" office:value-type="float" office:value="-2846.655" calcext:value-type="float">
            <text:p>-2846.66</text:p>
          </table:table-cell>
          <table:table-cell table:style-name="ce1" table:formula="of:=MEDIAN([.L31:.L40])" office:value-type="float" office:value="-1976.69" calcext:value-type="float">
            <text:p>-1976.69</text:p>
          </table:table-cell>
          <table:table-cell table:style-name="ce1" table:formula="of:=MEDIAN([.M31:.M40])" office:value-type="float" office:value="7.743035" calcext:value-type="float">
            <text:p>7.74</text:p>
          </table:table-cell>
          <table:table-cell table:style-name="ce1" table:formula="of:=MEDIAN([.N31:.N40])" office:value-type="float" office:value="-5.547115" calcext:value-type="float">
            <text:p>-5.55</text:p>
          </table:table-cell>
          <table:table-cell table:style-name="ce1" table:formula="of:=MEDIAN([.O31:.O40])" office:value-type="float" office:value="-12.8099" calcext:value-type="float">
            <text:p>-12.81</text:p>
          </table:table-cell>
          <table:table-cell table:style-name="ce1" table:formula="of:=MEDIAN([.P31:.P40])" office:value-type="float" office:value="-18.6977" calcext:value-type="float">
            <text:p>-18.7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1:.B40])" office:value-type="float" office:value="-2196.66" calcext:value-type="float">
            <text:p>-2196.66</text:p>
          </table:table-cell>
          <table:table-cell table:formula="of:=MIN([.C31:.C40])" office:value-type="float" office:value="30248" calcext:value-type="float">
            <text:p>30248.00</text:p>
          </table:table-cell>
          <table:table-cell table:formula="of:=MIN([.D31:.D40])" office:value-type="float" office:value="9772260000" calcext:value-type="float">
            <text:p>9772260000.00</text:p>
          </table:table-cell>
          <table:table-cell table:style-name="ce1" table:formula="of:=MIN([.E31:.E40])" office:value-type="float" office:value="94360" calcext:value-type="float">
            <text:p>94360.00</text:p>
          </table:table-cell>
          <table:table-cell table:style-name="ce1" table:formula="of:=MIN([.F31:.F40])" office:value-type="float" office:value="214.354" calcext:value-type="float">
            <text:p>214.35</text:p>
          </table:table-cell>
          <table:table-cell table:style-name="ce1" table:formula="of:=MIN([.G31:.G40])" office:value-type="float" office:value="10.8227" calcext:value-type="float">
            <text:p>10.82</text:p>
          </table:table-cell>
          <table:table-cell table:style-name="ce1" table:formula="of:=MIN([.H31:.H40])" office:value-type="float" office:value="30.6633" calcext:value-type="float">
            <text:p>30.66</text:p>
          </table:table-cell>
          <table:table-cell table:style-name="ce1" table:formula="of:=MIN([.I31:.I40])" office:value-type="float" office:value="240.898" calcext:value-type="float">
            <text:p>240.90</text:p>
          </table:table-cell>
          <table:table-cell table:style-name="ce1" table:formula="of:=MIN([.J31:.J40])" office:value-type="float" office:value="294.38" calcext:value-type="float">
            <text:p>294.38</text:p>
          </table:table-cell>
          <table:table-cell table:style-name="ce1" table:formula="of:=MIN([.K31:.K40])" office:value-type="float" office:value="-4729.32" calcext:value-type="float">
            <text:p>-4729.32</text:p>
          </table:table-cell>
          <table:table-cell table:style-name="ce1" table:formula="of:=MIN([.L31:.L40])" office:value-type="float" office:value="-2993.82" calcext:value-type="float">
            <text:p>-2993.82</text:p>
          </table:table-cell>
          <table:table-cell table:style-name="ce1" table:formula="of:=MIN([.M31:.M40])" office:value-type="float" office:value="7.45454" calcext:value-type="float">
            <text:p>7.45</text:p>
          </table:table-cell>
          <table:table-cell table:style-name="ce1" table:formula="of:=MIN([.N31:.N40])" office:value-type="float" office:value="-6.32997" calcext:value-type="float">
            <text:p>-6.33</text:p>
          </table:table-cell>
          <table:table-cell table:style-name="ce1" table:formula="of:=MIN([.O31:.O40])" office:value-type="float" office:value="-14.0983" calcext:value-type="float">
            <text:p>-14.10</text:p>
          </table:table-cell>
          <table:table-cell table:style-name="ce1" table:formula="of:=MIN([.P31:.P40])" office:value-type="float" office:value="-18.6977" calcext:value-type="float">
            <text:p>-18.7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1:.B40])" office:value-type="float" office:value="-1294.88" calcext:value-type="float">
            <text:p>-1294.88</text:p>
          </table:table-cell>
          <table:table-cell table:formula="of:=MAX([.C31:.C40])" office:value-type="float" office:value="44988.9" calcext:value-type="float">
            <text:p>44988.90</text:p>
          </table:table-cell>
          <table:table-cell table:formula="of:=MAX([.D31:.D40])" office:value-type="float" office:value="19519200000" calcext:value-type="float">
            <text:p>19519200000.00</text:p>
          </table:table-cell>
          <table:table-cell table:style-name="ce1" table:formula="of:=MAX([.E31:.E40])" office:value-type="float" office:value="169440" calcext:value-type="float">
            <text:p>169440.00</text:p>
          </table:table-cell>
          <table:table-cell table:style-name="ce1" table:formula="of:=MAX([.F31:.F40])" office:value-type="float" office:value="280.535" calcext:value-type="float">
            <text:p>280.54</text:p>
          </table:table-cell>
          <table:table-cell table:style-name="ce1" table:formula="of:=MAX([.G31:.G40])" office:value-type="float" office:value="11.6428" calcext:value-type="float">
            <text:p>11.64</text:p>
          </table:table-cell>
          <table:table-cell table:style-name="ce1" table:formula="of:=MAX([.H31:.H40])" office:value-type="float" office:value="35.8632" calcext:value-type="float">
            <text:p>35.86</text:p>
          </table:table-cell>
          <table:table-cell table:style-name="ce1" table:formula="of:=MAX([.I31:.I40])" office:value-type="float" office:value="298.013" calcext:value-type="float">
            <text:p>298.01</text:p>
          </table:table-cell>
          <table:table-cell table:style-name="ce1" table:formula="of:=MAX([.J31:.J40])" office:value-type="float" office:value="313.838" calcext:value-type="float">
            <text:p>313.84</text:p>
          </table:table-cell>
          <table:table-cell table:style-name="ce1" table:formula="of:=MAX([.K31:.K40])" office:value-type="float" office:value="-2438.37" calcext:value-type="float">
            <text:p>-2438.37</text:p>
          </table:table-cell>
          <table:table-cell table:style-name="ce1" table:formula="of:=MAX([.L31:.L40])" office:value-type="float" office:value="-1589.66" calcext:value-type="float">
            <text:p>-1589.66</text:p>
          </table:table-cell>
          <table:table-cell table:style-name="ce1" table:formula="of:=MAX([.M31:.M40])" office:value-type="float" office:value="8.04604" calcext:value-type="float">
            <text:p>8.05</text:p>
          </table:table-cell>
          <table:table-cell table:style-name="ce1" table:formula="of:=MAX([.N31:.N40])" office:value-type="float" office:value="-4.79682" calcext:value-type="float">
            <text:p>-4.80</text:p>
          </table:table-cell>
          <table:table-cell table:style-name="ce1" table:formula="of:=MAX([.O31:.O40])" office:value-type="float" office:value="-11.9452" calcext:value-type="float">
            <text:p>-11.95</text:p>
          </table:table-cell>
          <table:table-cell table:style-name="ce1" table:formula="of:=MAX([.P31:.P40])" office:value-type="float" office:value="-18.6975" calcext:value-type="float">
            <text:p>-18.70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table:formula="of:=[.B44]-[.B43]" office:value-type="float" office:value="901.78" calcext:value-type="float">
            <text:p>901.78</text:p>
          </table:table-cell>
          <table:table-cell table:formula="of:=[.C44]-[.C43]" office:value-type="float" office:value="14740.9" calcext:value-type="float">
            <text:p>14740.90</text:p>
          </table:table-cell>
          <table:table-cell table:formula="of:=[.D44]-[.D43]" office:value-type="float" office:value="9746940000" calcext:value-type="float">
            <text:p>9746940000.00</text:p>
          </table:table-cell>
          <table:table-cell table:style-name="ce1" table:formula="of:=[.E44]-[.E43]" office:value-type="float" office:value="75080" calcext:value-type="float">
            <text:p>75080.00</text:p>
          </table:table-cell>
          <table:table-cell table:style-name="ce1" table:formula="of:=[.F44]-[.F43]" office:value-type="float" office:value="66.181" calcext:value-type="float">
            <text:p>66.18</text:p>
          </table:table-cell>
          <table:table-cell table:style-name="ce1" table:formula="of:=[.G44]-[.G43]" office:value-type="float" office:value="0.8201" calcext:value-type="float">
            <text:p>0.82</text:p>
          </table:table-cell>
          <table:table-cell table:style-name="ce1" table:formula="of:=[.H44]-[.H43]" office:value-type="float" office:value="5.1999" calcext:value-type="float">
            <text:p>5.20</text:p>
          </table:table-cell>
          <table:table-cell table:style-name="ce1" table:formula="of:=[.I44]-[.I43]" office:value-type="float" office:value="57.115" calcext:value-type="float">
            <text:p>57.12</text:p>
          </table:table-cell>
          <table:table-cell table:style-name="ce1" table:formula="of:=[.J44]-[.J43]" office:value-type="float" office:value="19.458" calcext:value-type="float">
            <text:p>19.46</text:p>
          </table:table-cell>
          <table:table-cell table:style-name="ce1" table:formula="of:=[.K44]-[.K43]" office:value-type="float" office:value="2290.95" calcext:value-type="float">
            <text:p>2290.95</text:p>
          </table:table-cell>
          <table:table-cell table:style-name="ce1" table:formula="of:=[.L44]-[.L43]" office:value-type="float" office:value="1404.16" calcext:value-type="float">
            <text:p>1404.16</text:p>
          </table:table-cell>
          <table:table-cell table:style-name="ce1" table:formula="of:=[.M44]-[.M43]" office:value-type="float" office:value="0.5915" calcext:value-type="float">
            <text:p>0.59</text:p>
          </table:table-cell>
          <table:table-cell table:style-name="ce1" table:formula="of:=[.N44]-[.N43]" office:value-type="float" office:value="1.53315" calcext:value-type="float">
            <text:p>1.53</text:p>
          </table:table-cell>
          <table:table-cell table:style-name="ce1" table:formula="of:=[.O44]-[.O43]" office:value-type="float" office:value="2.1531" calcext:value-type="float">
            <text:p>2.15</text:p>
          </table:table-cell>
          <table:table-cell table:style-name="ce1" table:formula="of:=[.P44]-[.P43]" office:value-type="float" office:value="0.000199999999999534" calcext:value-type="float">
            <text:p>0.00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31:.B40])" office:value-type="float" office:value="340.479589409475" calcext:value-type="float">
            <text:p>340.48</text:p>
          </table:table-cell>
          <table:table-cell table:formula="of:=STDEV([.C31:.C40])" office:value-type="float" office:value="5545.67749041239" calcext:value-type="float">
            <text:p>5545.68</text:p>
          </table:table-cell>
          <table:table-cell table:formula="of:=STDEV([.D31:.D40])" office:value-type="float" office:value="3077498860.00593" calcext:value-type="float">
            <text:p>3077498860.01</text:p>
          </table:table-cell>
          <table:table-cell table:style-name="ce1" table:formula="of:=STDEV([.E31:.E40])" office:value-type="float" office:value="22337.6875777736" calcext:value-type="float">
            <text:p>22337.69</text:p>
          </table:table-cell>
          <table:table-cell table:style-name="ce1" table:formula="of:=STDEV([.F31:.F40])" office:value-type="float" office:value="22.9937522615746" calcext:value-type="float">
            <text:p>22.99</text:p>
          </table:table-cell>
          <table:table-cell table:style-name="ce1" table:formula="of:=STDEV([.G31:.G40])" office:value-type="float" office:value="0.243484936563504" calcext:value-type="float">
            <text:p>0.24</text:p>
          </table:table-cell>
          <table:table-cell table:style-name="ce1" table:formula="of:=STDEV([.H31:.H40])" office:value-type="float" office:value="1.8241889520795" calcext:value-type="float">
            <text:p>1.82</text:p>
          </table:table-cell>
          <table:table-cell table:style-name="ce1" table:formula="of:=STDEV([.I31:.I40])" office:value-type="float" office:value="17.7908482306681" calcext:value-type="float">
            <text:p>17.79</text:p>
          </table:table-cell>
          <table:table-cell table:style-name="ce1" table:formula="of:=STDEV([.J31:.J40])" office:value-type="float" office:value="6.8537478319854" calcext:value-type="float">
            <text:p>6.85</text:p>
          </table:table-cell>
          <table:table-cell table:style-name="ce1" table:formula="of:=STDEV([.K31:.K40])" office:value-type="float" office:value="832.19338789397" calcext:value-type="float">
            <text:p>832.19</text:p>
          </table:table-cell>
          <table:table-cell table:style-name="ce1" table:formula="of:=STDEV([.L31:.L40])" office:value-type="float" office:value="421.068036741755" calcext:value-type="float">
            <text:p>421.07</text:p>
          </table:table-cell>
          <table:table-cell table:style-name="ce1" table:formula="of:=STDEV([.M31:.M40])" office:value-type="float" office:value="0.185305598872061" calcext:value-type="float">
            <text:p>0.19</text:p>
          </table:table-cell>
          <table:table-cell table:style-name="ce1" table:formula="of:=STDEV([.N31:.N40])" office:value-type="float" office:value="0.48099919080089" calcext:value-type="float">
            <text:p>0.48</text:p>
          </table:table-cell>
          <table:table-cell table:style-name="ce1" table:formula="of:=STDEV([.O31:.O40])" office:value-type="float" office:value="0.665875511888922" calcext:value-type="float">
            <text:p>0.67</text:p>
          </table:table-cell>
          <table:table-cell table:style-name="ce1" table:formula="of:=STDEV([.P31:.P40])" office:value-type="float" office:value="0.000067494855770898" calcext:value-type="float">
            <text:p>0.00</text:p>
          </table:table-cell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ce1" table:number-columns-repeated="12"/>
        </table:table-row>
        <table:table-row table:style-name="ro1">
          <table:table-cell/>
          <table:table-cell office:value-type="string" calcext:value-type="string">
            <text:p>Harmony</text:p>
          </table:table-cell>
          <table:table-cell table:number-columns-repeated="2"/>
          <table:table-cell table:style-name="ce1" table:number-columns-repeated="12"/>
        </table:table-row>
        <table:table-row table:style-name="ro1">
          <table:table-cell office:value-type="string" calcext:value-type="string">
            <text:p>Function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.00</text:p>
          </table:table-cell>
          <table:table-cell table:style-name="ce1" office:value-type="float" office:value="4" calcext:value-type="float">
            <text:p>4.00</text:p>
          </table:table-cell>
          <table:table-cell table:style-name="ce1" office:value-type="float" office:value="5" calcext:value-type="float">
            <text:p>5.00</text:p>
          </table:table-cell>
          <table:table-cell table:style-name="ce1" office:value-type="float" office:value="6" calcext:value-type="float">
            <text:p>6.00</text:p>
          </table:table-cell>
          <table:table-cell table:style-name="ce1" office:value-type="float" office:value="7" calcext:value-type="float">
            <text:p>7.00</text:p>
          </table:table-cell>
          <table:table-cell table:style-name="ce1" office:value-type="float" office:value="8" calcext:value-type="float">
            <text:p>8.00</text:p>
          </table:table-cell>
          <table:table-cell table:style-name="ce1" office:value-type="float" office:value="9" calcext:value-type="float">
            <text:p>9.00</text:p>
          </table:table-cell>
          <table:table-cell table:style-name="ce1" office:value-type="float" office:value="10" calcext:value-type="float">
            <text:p>10.00</text:p>
          </table:table-cell>
          <table:table-cell table:style-name="ce1" office:value-type="float" office:value="11" calcext:value-type="float">
            <text:p>11.00</text:p>
          </table:table-cell>
          <table:table-cell table:style-name="ce1" office:value-type="float" office:value="12" calcext:value-type="float">
            <text:p>12.00</text:p>
          </table:table-cell>
          <table:table-cell table:style-name="ce1" office:value-type="float" office:value="13" calcext:value-type="float">
            <text:p>13.00</text:p>
          </table:table-cell>
          <table:table-cell table:style-name="ce1" office:value-type="float" office:value="14" calcext:value-type="float">
            <text:p>14.00</text:p>
          </table:table-cell>
          <table:table-cell table:style-name="ce1" office:value-type="float" office:value="15" calcext:value-type="float">
            <text:p>15.00</text:p>
          </table:table-cell>
        </table:table-row>
        <table:table-row table:style-name="ro1">
          <table:table-cell/>
          <table:table-cell office:value-type="float" office:value="-2422.72" calcext:value-type="float">
            <text:p>-2422.72</text:p>
          </table:table-cell>
          <table:table-cell office:value-type="float" office:value="45607.6" calcext:value-type="float">
            <text:p>45607.60</text:p>
          </table:table-cell>
          <table:table-cell office:value-type="float" office:value="9102210000" calcext:value-type="float">
            <text:p>9102210000.00</text:p>
          </table:table-cell>
          <table:table-cell table:style-name="ce1" office:value-type="float" office:value="133845" calcext:value-type="float">
            <text:p>133845.00</text:p>
          </table:table-cell>
          <table:table-cell table:style-name="ce1" office:value-type="float" office:value="258.123" calcext:value-type="float">
            <text:p>258.12</text:p>
          </table:table-cell>
          <table:table-cell table:style-name="ce1" office:value-type="float" office:value="13.4939" calcext:value-type="float">
            <text:p>13.49</text:p>
          </table:table-cell>
          <table:table-cell table:style-name="ce1" office:value-type="float" office:value="43.3574" calcext:value-type="float">
            <text:p>43.36</text:p>
          </table:table-cell>
          <table:table-cell table:style-name="ce1" office:value-type="float" office:value="283.854" calcext:value-type="float">
            <text:p>283.85</text:p>
          </table:table-cell>
          <table:table-cell table:style-name="ce1" office:value-type="float" office:value="299.12" calcext:value-type="float">
            <text:p>299.12</text:p>
          </table:table-cell>
          <table:table-cell table:style-name="ce1" office:value-type="float" office:value="-4264.35" calcext:value-type="float">
            <text:p>-4264.35</text:p>
          </table:table-cell>
          <table:table-cell table:style-name="ce1" office:value-type="float" office:value="-2805.33" calcext:value-type="float">
            <text:p>-2805.33</text:p>
          </table:table-cell>
          <table:table-cell table:style-name="ce1" office:value-type="float" office:value="8.775" calcext:value-type="float">
            <text:p>8.78</text:p>
          </table:table-cell>
          <table:table-cell table:style-name="ce1" office:value-type="float" office:value="-2.69951" calcext:value-type="float">
            <text:p>-2.70</text:p>
          </table:table-cell>
          <table:table-cell table:style-name="ce1" office:value-type="float" office:value="-7.1725" calcext:value-type="float">
            <text:p>-7.17</text:p>
          </table:table-cell>
          <table:table-cell table:style-name="ce1" office:value-type="float" office:value="-18.6202" calcext:value-type="float">
            <text:p>-18.62</text:p>
          </table:table-cell>
        </table:table-row>
        <table:table-row table:style-name="ro1">
          <table:table-cell/>
          <table:table-cell office:value-type="float" office:value="-1748.04" calcext:value-type="float">
            <text:p>-1748.04</text:p>
          </table:table-cell>
          <table:table-cell office:value-type="float" office:value="44743.4" calcext:value-type="float">
            <text:p>44743.40</text:p>
          </table:table-cell>
          <table:table-cell office:value-type="float" office:value="14019800000" calcext:value-type="float">
            <text:p>14019800000.00</text:p>
          </table:table-cell>
          <table:table-cell table:style-name="ce1" office:value-type="float" office:value="141322" calcext:value-type="float">
            <text:p>141322.00</text:p>
          </table:table-cell>
          <table:table-cell table:style-name="ce1" office:value-type="float" office:value="266.78" calcext:value-type="float">
            <text:p>266.78</text:p>
          </table:table-cell>
          <table:table-cell table:style-name="ce1" office:value-type="float" office:value="13.8047" calcext:value-type="float">
            <text:p>13.80</text:p>
          </table:table-cell>
          <table:table-cell table:style-name="ce1" office:value-type="float" office:value="41.3216" calcext:value-type="float">
            <text:p>41.32</text:p>
          </table:table-cell>
          <table:table-cell table:style-name="ce1" office:value-type="float" office:value="252.732" calcext:value-type="float">
            <text:p>252.73</text:p>
          </table:table-cell>
          <table:table-cell table:style-name="ce1" office:value-type="float" office:value="364.979" calcext:value-type="float">
            <text:p>364.98</text:p>
          </table:table-cell>
          <table:table-cell table:style-name="ce1" office:value-type="float" office:value="-2414.39" calcext:value-type="float">
            <text:p>-2414.39</text:p>
          </table:table-cell>
          <table:table-cell table:style-name="ce1" office:value-type="float" office:value="-1966.19" calcext:value-type="float">
            <text:p>-1966.19</text:p>
          </table:table-cell>
          <table:table-cell table:style-name="ce1" office:value-type="float" office:value="8.76946" calcext:value-type="float">
            <text:p>8.77</text:p>
          </table:table-cell>
          <table:table-cell table:style-name="ce1" office:value-type="float" office:value="-2.66984" calcext:value-type="float">
            <text:p>-2.67</text:p>
          </table:table-cell>
          <table:table-cell table:style-name="ce1" office:value-type="float" office:value="-6.37197" calcext:value-type="float">
            <text:p>-6.37</text:p>
          </table:table-cell>
          <table:table-cell table:style-name="ce1" office:value-type="float" office:value="-12.4756" calcext:value-type="float">
            <text:p>-12.48</text:p>
          </table:table-cell>
        </table:table-row>
        <table:table-row table:style-name="ro1">
          <table:table-cell/>
          <table:table-cell office:value-type="float" office:value="-2623.49" calcext:value-type="float">
            <text:p>-2623.49</text:p>
          </table:table-cell>
          <table:table-cell office:value-type="float" office:value="40463" calcext:value-type="float">
            <text:p>40463.00</text:p>
          </table:table-cell>
          <table:table-cell office:value-type="float" office:value="11845100000" calcext:value-type="float">
            <text:p>11845100000.00</text:p>
          </table:table-cell>
          <table:table-cell table:style-name="ce1" office:value-type="float" office:value="140650" calcext:value-type="float">
            <text:p>140650.00</text:p>
          </table:table-cell>
          <table:table-cell table:style-name="ce1" office:value-type="float" office:value="242.548" calcext:value-type="float">
            <text:p>242.55</text:p>
          </table:table-cell>
          <table:table-cell table:style-name="ce1" office:value-type="float" office:value="12.9956" calcext:value-type="float">
            <text:p>13.00</text:p>
          </table:table-cell>
          <table:table-cell table:style-name="ce1" office:value-type="float" office:value="48.5112" calcext:value-type="float">
            <text:p>48.51</text:p>
          </table:table-cell>
          <table:table-cell table:style-name="ce1" office:value-type="float" office:value="252.46" calcext:value-type="float">
            <text:p>252.46</text:p>
          </table:table-cell>
          <table:table-cell table:style-name="ce1" office:value-type="float" office:value="301.736" calcext:value-type="float">
            <text:p>301.74</text:p>
          </table:table-cell>
          <table:table-cell table:style-name="ce1" office:value-type="float" office:value="-3363.34" calcext:value-type="float">
            <text:p>-3363.34</text:p>
          </table:table-cell>
          <table:table-cell table:style-name="ce1" office:value-type="float" office:value="-1693.13" calcext:value-type="float">
            <text:p>-1693.13</text:p>
          </table:table-cell>
          <table:table-cell table:style-name="ce1" office:value-type="float" office:value="8.78469" calcext:value-type="float">
            <text:p>8.78</text:p>
          </table:table-cell>
          <table:table-cell table:style-name="ce1" office:value-type="float" office:value="-2.51371" calcext:value-type="float">
            <text:p>-2.51</text:p>
          </table:table-cell>
          <table:table-cell table:style-name="ce1" office:value-type="float" office:value="-5.16326" calcext:value-type="float">
            <text:p>-5.16</text:p>
          </table:table-cell>
          <table:table-cell table:style-name="ce1" office:value-type="float" office:value="-18.1404" calcext:value-type="float">
            <text:p>-18.14</text:p>
          </table:table-cell>
        </table:table-row>
        <table:table-row table:style-name="ro1">
          <table:table-cell/>
          <table:table-cell office:value-type="float" office:value="-2275.1" calcext:value-type="float">
            <text:p>-2275.10</text:p>
          </table:table-cell>
          <table:table-cell office:value-type="float" office:value="29731" calcext:value-type="float">
            <text:p>29731.00</text:p>
          </table:table-cell>
          <table:table-cell office:value-type="float" office:value="13921700000" calcext:value-type="float">
            <text:p>13921700000.00</text:p>
          </table:table-cell>
          <table:table-cell table:style-name="ce1" office:value-type="float" office:value="142566" calcext:value-type="float">
            <text:p>142566.00</text:p>
          </table:table-cell>
          <table:table-cell table:style-name="ce1" office:value-type="float" office:value="192.503" calcext:value-type="float">
            <text:p>192.50</text:p>
          </table:table-cell>
          <table:table-cell table:style-name="ce1" office:value-type="float" office:value="13.1244" calcext:value-type="float">
            <text:p>13.12</text:p>
          </table:table-cell>
          <table:table-cell table:style-name="ce1" office:value-type="float" office:value="48.5018" calcext:value-type="float">
            <text:p>48.50</text:p>
          </table:table-cell>
          <table:table-cell table:style-name="ce1" office:value-type="float" office:value="285.345" calcext:value-type="float">
            <text:p>285.35</text:p>
          </table:table-cell>
          <table:table-cell table:style-name="ce1" office:value-type="float" office:value="308.283" calcext:value-type="float">
            <text:p>308.28</text:p>
          </table:table-cell>
          <table:table-cell table:style-name="ce1" office:value-type="float" office:value="-2210.7" calcext:value-type="float">
            <text:p>-2210.70</text:p>
          </table:table-cell>
          <table:table-cell table:style-name="ce1" office:value-type="float" office:value="-2095.4" calcext:value-type="float">
            <text:p>-2095.40</text:p>
          </table:table-cell>
          <table:table-cell table:style-name="ce1" office:value-type="float" office:value="8.78426" calcext:value-type="float">
            <text:p>8.78</text:p>
          </table:table-cell>
          <table:table-cell table:style-name="ce1" office:value-type="float" office:value="-3.76029" calcext:value-type="float">
            <text:p>-3.76</text:p>
          </table:table-cell>
          <table:table-cell table:style-name="ce1" office:value-type="float" office:value="-6.52056" calcext:value-type="float">
            <text:p>-6.52</text:p>
          </table:table-cell>
          <table:table-cell table:style-name="ce1" office:value-type="float" office:value="-16.9511" calcext:value-type="float">
            <text:p>-16.95</text:p>
          </table:table-cell>
        </table:table-row>
        <table:table-row table:style-name="ro1">
          <table:table-cell/>
          <table:table-cell office:value-type="float" office:value="-2019.36" calcext:value-type="float">
            <text:p>-2019.36</text:p>
          </table:table-cell>
          <table:table-cell office:value-type="float" office:value="37021.2" calcext:value-type="float">
            <text:p>37021.20</text:p>
          </table:table-cell>
          <table:table-cell office:value-type="float" office:value="9611650000" calcext:value-type="float">
            <text:p>9611650000.00</text:p>
          </table:table-cell>
          <table:table-cell table:style-name="ce1" office:value-type="float" office:value="136422" calcext:value-type="float">
            <text:p>136422.00</text:p>
          </table:table-cell>
          <table:table-cell table:style-name="ce1" office:value-type="float" office:value="222.383" calcext:value-type="float">
            <text:p>222.38</text:p>
          </table:table-cell>
          <table:table-cell table:style-name="ce1" office:value-type="float" office:value="13.9896" calcext:value-type="float">
            <text:p>13.99</text:p>
          </table:table-cell>
          <table:table-cell table:style-name="ce1" office:value-type="float" office:value="43.5295" calcext:value-type="float">
            <text:p>43.53</text:p>
          </table:table-cell>
          <table:table-cell table:style-name="ce1" office:value-type="float" office:value="285.331" calcext:value-type="float">
            <text:p>285.33</text:p>
          </table:table-cell>
          <table:table-cell table:style-name="ce1" office:value-type="float" office:value="362.581" calcext:value-type="float">
            <text:p>362.58</text:p>
          </table:table-cell>
          <table:table-cell table:style-name="ce1" office:value-type="float" office:value="-3896.52" calcext:value-type="float">
            <text:p>-3896.52</text:p>
          </table:table-cell>
          <table:table-cell table:style-name="ce1" office:value-type="float" office:value="-1337.97" calcext:value-type="float">
            <text:p>-1337.97</text:p>
          </table:table-cell>
          <table:table-cell table:style-name="ce1" office:value-type="float" office:value="8.72177" calcext:value-type="float">
            <text:p>8.72</text:p>
          </table:table-cell>
          <table:table-cell table:style-name="ce1" office:value-type="float" office:value="-2.30693" calcext:value-type="float">
            <text:p>-2.31</text:p>
          </table:table-cell>
          <table:table-cell table:style-name="ce1" office:value-type="float" office:value="-7.23829" calcext:value-type="float">
            <text:p>-7.24</text:p>
          </table:table-cell>
          <table:table-cell table:style-name="ce1" office:value-type="float" office:value="-17.8121" calcext:value-type="float">
            <text:p>-17.81</text:p>
          </table:table-cell>
        </table:table-row>
        <table:table-row table:style-name="ro1">
          <table:table-cell/>
          <table:table-cell office:value-type="float" office:value="-2405.28" calcext:value-type="float">
            <text:p>-2405.28</text:p>
          </table:table-cell>
          <table:table-cell office:value-type="float" office:value="41613" calcext:value-type="float">
            <text:p>41613.00</text:p>
          </table:table-cell>
          <table:table-cell office:value-type="float" office:value="15656200000" calcext:value-type="float">
            <text:p>15656200000.00</text:p>
          </table:table-cell>
          <table:table-cell table:style-name="ce1" office:value-type="float" office:value="127437" calcext:value-type="float">
            <text:p>127437.00</text:p>
          </table:table-cell>
          <table:table-cell table:style-name="ce1" office:value-type="float" office:value="216.587" calcext:value-type="float">
            <text:p>216.59</text:p>
          </table:table-cell>
          <table:table-cell table:style-name="ce1" office:value-type="float" office:value="13.3596" calcext:value-type="float">
            <text:p>13.36</text:p>
          </table:table-cell>
          <table:table-cell table:style-name="ce1" office:value-type="float" office:value="49.0054" calcext:value-type="float">
            <text:p>49.01</text:p>
          </table:table-cell>
          <table:table-cell table:style-name="ce1" office:value-type="float" office:value="258.905" calcext:value-type="float">
            <text:p>258.91</text:p>
          </table:table-cell>
          <table:table-cell table:style-name="ce1" office:value-type="float" office:value="370.718" calcext:value-type="float">
            <text:p>370.72</text:p>
          </table:table-cell>
          <table:table-cell table:style-name="ce1" office:value-type="float" office:value="-3747.53" calcext:value-type="float">
            <text:p>-3747.53</text:p>
          </table:table-cell>
          <table:table-cell table:style-name="ce1" office:value-type="float" office:value="-1894.83" calcext:value-type="float">
            <text:p>-1894.83</text:p>
          </table:table-cell>
          <table:table-cell table:style-name="ce1" office:value-type="float" office:value="8.37935" calcext:value-type="float">
            <text:p>8.38</text:p>
          </table:table-cell>
          <table:table-cell table:style-name="ce1" office:value-type="float" office:value="-3.21988" calcext:value-type="float">
            <text:p>-3.22</text:p>
          </table:table-cell>
          <table:table-cell table:style-name="ce1" office:value-type="float" office:value="-8.72904" calcext:value-type="float">
            <text:p>-8.73</text:p>
          </table:table-cell>
          <table:table-cell table:style-name="ce1" office:value-type="float" office:value="-17.7794" calcext:value-type="float">
            <text:p>-17.78</text:p>
          </table:table-cell>
        </table:table-row>
        <table:table-row table:style-name="ro1">
          <table:table-cell/>
          <table:table-cell office:value-type="float" office:value="-2224.5" calcext:value-type="float">
            <text:p>-2224.50</text:p>
          </table:table-cell>
          <table:table-cell office:value-type="float" office:value="43593.5" calcext:value-type="float">
            <text:p>43593.50</text:p>
          </table:table-cell>
          <table:table-cell office:value-type="float" office:value="11265300000" calcext:value-type="float">
            <text:p>11265300000.00</text:p>
          </table:table-cell>
          <table:table-cell table:style-name="ce1" office:value-type="float" office:value="144398" calcext:value-type="float">
            <text:p>144398.00</text:p>
          </table:table-cell>
          <table:table-cell table:style-name="ce1" office:value-type="float" office:value="237.903" calcext:value-type="float">
            <text:p>237.90</text:p>
          </table:table-cell>
          <table:table-cell table:style-name="ce1" office:value-type="float" office:value="13.1212" calcext:value-type="float">
            <text:p>13.12</text:p>
          </table:table-cell>
          <table:table-cell table:style-name="ce1" office:value-type="float" office:value="47.299" calcext:value-type="float">
            <text:p>47.30</text:p>
          </table:table-cell>
          <table:table-cell table:style-name="ce1" office:value-type="float" office:value="289.947" calcext:value-type="float">
            <text:p>289.95</text:p>
          </table:table-cell>
          <table:table-cell table:style-name="ce1" office:value-type="float" office:value="366.913" calcext:value-type="float">
            <text:p>366.91</text:p>
          </table:table-cell>
          <table:table-cell table:style-name="ce1" office:value-type="float" office:value="-3307.24" calcext:value-type="float">
            <text:p>-3307.24</text:p>
          </table:table-cell>
          <table:table-cell table:style-name="ce1" office:value-type="float" office:value="-2029.82" calcext:value-type="float">
            <text:p>-2029.82</text:p>
          </table:table-cell>
          <table:table-cell table:style-name="ce1" office:value-type="float" office:value="8.61076" calcext:value-type="float">
            <text:p>8.61</text:p>
          </table:table-cell>
          <table:table-cell table:style-name="ce1" office:value-type="float" office:value="-1.887" calcext:value-type="float">
            <text:p>-1.89</text:p>
          </table:table-cell>
          <table:table-cell table:style-name="ce1" office:value-type="float" office:value="-11.5084" calcext:value-type="float">
            <text:p>-11.51</text:p>
          </table:table-cell>
          <table:table-cell table:style-name="ce1" office:value-type="float" office:value="-12.4756" calcext:value-type="float">
            <text:p>-12.48</text:p>
          </table:table-cell>
        </table:table-row>
        <table:table-row table:style-name="ro1">
          <table:table-cell/>
          <table:table-cell office:value-type="float" office:value="-1742.06" calcext:value-type="float">
            <text:p>-1742.06</text:p>
          </table:table-cell>
          <table:table-cell office:value-type="float" office:value="31494.3" calcext:value-type="float">
            <text:p>31494.30</text:p>
          </table:table-cell>
          <table:table-cell office:value-type="float" office:value="15467300000" calcext:value-type="float">
            <text:p>15467300000.00</text:p>
          </table:table-cell>
          <table:table-cell table:style-name="ce1" office:value-type="float" office:value="137346" calcext:value-type="float">
            <text:p>137346.00</text:p>
          </table:table-cell>
          <table:table-cell table:style-name="ce1" office:value-type="float" office:value="135.887" calcext:value-type="float">
            <text:p>135.89</text:p>
          </table:table-cell>
          <table:table-cell table:style-name="ce1" office:value-type="float" office:value="13.14" calcext:value-type="float">
            <text:p>13.14</text:p>
          </table:table-cell>
          <table:table-cell table:style-name="ce1" office:value-type="float" office:value="43.287" calcext:value-type="float">
            <text:p>43.29</text:p>
          </table:table-cell>
          <table:table-cell table:style-name="ce1" office:value-type="float" office:value="273.575" calcext:value-type="float">
            <text:p>273.58</text:p>
          </table:table-cell>
          <table:table-cell table:style-name="ce1" office:value-type="float" office:value="354.851" calcext:value-type="float">
            <text:p>354.85</text:p>
          </table:table-cell>
          <table:table-cell table:style-name="ce1" office:value-type="float" office:value="-3392.9" calcext:value-type="float">
            <text:p>-3392.90</text:p>
          </table:table-cell>
          <table:table-cell table:style-name="ce1" office:value-type="float" office:value="-1566.95" calcext:value-type="float">
            <text:p>-1566.95</text:p>
          </table:table-cell>
          <table:table-cell table:style-name="ce1" office:value-type="float" office:value="8.81835" calcext:value-type="float">
            <text:p>8.82</text:p>
          </table:table-cell>
          <table:table-cell table:style-name="ce1" office:value-type="float" office:value="-2.52822" calcext:value-type="float">
            <text:p>-2.53</text:p>
          </table:table-cell>
          <table:table-cell table:style-name="ce1" office:value-type="float" office:value="-7.56016" calcext:value-type="float">
            <text:p>-7.56</text:p>
          </table:table-cell>
          <table:table-cell table:style-name="ce1" office:value-type="float" office:value="-18.203" calcext:value-type="float">
            <text:p>-18.20</text:p>
          </table:table-cell>
        </table:table-row>
        <table:table-row table:style-name="ro1">
          <table:table-cell/>
          <table:table-cell office:value-type="float" office:value="-1994.21" calcext:value-type="float">
            <text:p>-1994.21</text:p>
          </table:table-cell>
          <table:table-cell office:value-type="float" office:value="38945.5" calcext:value-type="float">
            <text:p>38945.50</text:p>
          </table:table-cell>
          <table:table-cell office:value-type="float" office:value="17547200000" calcext:value-type="float">
            <text:p>17547200000.00</text:p>
          </table:table-cell>
          <table:table-cell table:style-name="ce1" office:value-type="float" office:value="121936" calcext:value-type="float">
            <text:p>121936.00</text:p>
          </table:table-cell>
          <table:table-cell table:style-name="ce1" office:value-type="float" office:value="236.254" calcext:value-type="float">
            <text:p>236.25</text:p>
          </table:table-cell>
          <table:table-cell table:style-name="ce1" office:value-type="float" office:value="13.4947" calcext:value-type="float">
            <text:p>13.49</text:p>
          </table:table-cell>
          <table:table-cell table:style-name="ce1" office:value-type="float" office:value="40.3503" calcext:value-type="float">
            <text:p>40.35</text:p>
          </table:table-cell>
          <table:table-cell table:style-name="ce1" office:value-type="float" office:value="267.389" calcext:value-type="float">
            <text:p>267.39</text:p>
          </table:table-cell>
          <table:table-cell table:style-name="ce1" office:value-type="float" office:value="346.258" calcext:value-type="float">
            <text:p>346.26</text:p>
          </table:table-cell>
          <table:table-cell table:style-name="ce1" office:value-type="float" office:value="-2552.49" calcext:value-type="float">
            <text:p>-2552.49</text:p>
          </table:table-cell>
          <table:table-cell table:style-name="ce1" office:value-type="float" office:value="-2536.53" calcext:value-type="float">
            <text:p>-2536.53</text:p>
          </table:table-cell>
          <table:table-cell table:style-name="ce1" office:value-type="float" office:value="8.63838" calcext:value-type="float">
            <text:p>8.64</text:p>
          </table:table-cell>
          <table:table-cell table:style-name="ce1" office:value-type="float" office:value="-2.26615" calcext:value-type="float">
            <text:p>-2.27</text:p>
          </table:table-cell>
          <table:table-cell table:style-name="ce1" office:value-type="float" office:value="-7.93233" calcext:value-type="float">
            <text:p>-7.93</text:p>
          </table:table-cell>
          <table:table-cell table:style-name="ce1" office:value-type="float" office:value="-14.6404" calcext:value-type="float">
            <text:p>-14.64</text:p>
          </table:table-cell>
        </table:table-row>
        <table:table-row table:style-name="ro1">
          <table:table-cell/>
          <table:table-cell office:value-type="float" office:value="-1326.25" calcext:value-type="float">
            <text:p>-1326.25</text:p>
          </table:table-cell>
          <table:table-cell office:value-type="float" office:value="42901" calcext:value-type="float">
            <text:p>42901.00</text:p>
          </table:table-cell>
          <table:table-cell office:value-type="float" office:value="20968100000" calcext:value-type="float">
            <text:p>20968100000.00</text:p>
          </table:table-cell>
          <table:table-cell table:style-name="ce1" office:value-type="float" office:value="125742" calcext:value-type="float">
            <text:p>125742.00</text:p>
          </table:table-cell>
          <table:table-cell table:style-name="ce1" office:value-type="float" office:value="181.159" calcext:value-type="float">
            <text:p>181.16</text:p>
          </table:table-cell>
          <table:table-cell table:style-name="ce1" office:value-type="float" office:value="12.638" calcext:value-type="float">
            <text:p>12.64</text:p>
          </table:table-cell>
          <table:table-cell table:style-name="ce1" office:value-type="float" office:value="46.3224" calcext:value-type="float">
            <text:p>46.32</text:p>
          </table:table-cell>
          <table:table-cell table:style-name="ce1" office:value-type="float" office:value="283.377" calcext:value-type="float">
            <text:p>283.38</text:p>
          </table:table-cell>
          <table:table-cell table:style-name="ce1" office:value-type="float" office:value="353.389" calcext:value-type="float">
            <text:p>353.39</text:p>
          </table:table-cell>
          <table:table-cell table:style-name="ce1" office:value-type="float" office:value="-4176.7" calcext:value-type="float">
            <text:p>-4176.70</text:p>
          </table:table-cell>
          <table:table-cell table:style-name="ce1" office:value-type="float" office:value="-2166.77" calcext:value-type="float">
            <text:p>-2166.77</text:p>
          </table:table-cell>
          <table:table-cell table:style-name="ce1" office:value-type="float" office:value="8.80859" calcext:value-type="float">
            <text:p>8.81</text:p>
          </table:table-cell>
          <table:table-cell table:style-name="ce1" office:value-type="float" office:value="-1.43162" calcext:value-type="float">
            <text:p>-1.43</text:p>
          </table:table-cell>
          <table:table-cell table:style-name="ce1" office:value-type="float" office:value="-6.49442" calcext:value-type="float">
            <text:p>-6.49</text:p>
          </table:table-cell>
          <table:table-cell table:style-name="ce1" office:value-type="float" office:value="-16.9065" calcext:value-type="float">
            <text:p>-16.9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56:.B65])" office:value-type="float" office:value="-2078.101" calcext:value-type="float">
            <text:p>-2078.10</text:p>
          </table:table-cell>
          <table:table-cell table:formula="of:=AVERAGE([.C56:.C65])" office:value-type="float" office:value="39611.35" calcext:value-type="float">
            <text:p>39611.35</text:p>
          </table:table-cell>
          <table:table-cell table:formula="of:=AVERAGE([.D56:.D65])" office:value-type="float" office:value="13940456000" calcext:value-type="float">
            <text:p>13940456000.00</text:p>
          </table:table-cell>
          <table:table-cell table:style-name="ce1" table:formula="of:=AVERAGE([.E56:.E65])" office:value-type="float" office:value="135166.4" calcext:value-type="float">
            <text:p>135166.40</text:p>
          </table:table-cell>
          <table:table-cell table:style-name="ce1" table:formula="of:=AVERAGE([.F56:.F65])" office:value-type="float" office:value="219.0127" calcext:value-type="float">
            <text:p>219.01</text:p>
          </table:table-cell>
          <table:table-cell table:style-name="ce1" table:formula="of:=AVERAGE([.G56:.G65])" office:value-type="float" office:value="13.31617" calcext:value-type="float">
            <text:p>13.32</text:p>
          </table:table-cell>
          <table:table-cell table:style-name="ce1" table:formula="of:=AVERAGE([.H56:.H65])" office:value-type="float" office:value="45.14856" calcext:value-type="float">
            <text:p>45.15</text:p>
          </table:table-cell>
          <table:table-cell table:style-name="ce1" table:formula="of:=AVERAGE([.I56:.I65])" office:value-type="float" office:value="273.2915" calcext:value-type="float">
            <text:p>273.29</text:p>
          </table:table-cell>
          <table:table-cell table:style-name="ce1" table:formula="of:=AVERAGE([.J56:.J65])" office:value-type="float" office:value="342.8828" calcext:value-type="float">
            <text:p>342.88</text:p>
          </table:table-cell>
          <table:table-cell table:style-name="ce1" table:formula="of:=AVERAGE([.K56:.K65])" office:value-type="float" office:value="-3332.616" calcext:value-type="float">
            <text:p>-3332.62</text:p>
          </table:table-cell>
          <table:table-cell table:style-name="ce1" table:formula="of:=AVERAGE([.L56:.L65])" office:value-type="float" office:value="-2009.292" calcext:value-type="float">
            <text:p>-2009.29</text:p>
          </table:table-cell>
          <table:table-cell table:style-name="ce1" table:formula="of:=AVERAGE([.M56:.M65])" office:value-type="float" office:value="8.709061" calcext:value-type="float">
            <text:p>8.71</text:p>
          </table:table-cell>
          <table:table-cell table:style-name="ce1" table:formula="of:=AVERAGE([.N56:.N65])" office:value-type="float" office:value="-2.528315" calcext:value-type="float">
            <text:p>-2.53</text:p>
          </table:table-cell>
          <table:table-cell table:style-name="ce1" table:formula="of:=AVERAGE([.O56:.O65])" office:value-type="float" office:value="-7.469093" calcext:value-type="float">
            <text:p>-7.47</text:p>
          </table:table-cell>
          <table:table-cell table:style-name="ce1" table:formula="of:=AVERAGE([.P56:.P65])" office:value-type="float" office:value="-16.40043" calcext:value-type="float">
            <text:p>-16.40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56:.B65])" office:value-type="float" office:value="-2121.93" calcext:value-type="float">
            <text:p>-2121.93</text:p>
          </table:table-cell>
          <table:table-cell table:formula="of:=MEDIAN([.C56:.C65])" office:value-type="float" office:value="41038" calcext:value-type="float">
            <text:p>41038.00</text:p>
          </table:table-cell>
          <table:table-cell table:formula="of:=MEDIAN([.D56:.D65])" office:value-type="float" office:value="13970750000" calcext:value-type="float">
            <text:p>13970750000.00</text:p>
          </table:table-cell>
          <table:table-cell table:style-name="ce1" table:formula="of:=MEDIAN([.E56:.E65])" office:value-type="float" office:value="136884" calcext:value-type="float">
            <text:p>136884.00</text:p>
          </table:table-cell>
          <table:table-cell table:style-name="ce1" table:formula="of:=MEDIAN([.F56:.F65])" office:value-type="float" office:value="229.3185" calcext:value-type="float">
            <text:p>229.32</text:p>
          </table:table-cell>
          <table:table-cell table:style-name="ce1" table:formula="of:=MEDIAN([.G56:.G65])" office:value-type="float" office:value="13.2498" calcext:value-type="float">
            <text:p>13.25</text:p>
          </table:table-cell>
          <table:table-cell table:style-name="ce1" table:formula="of:=MEDIAN([.H56:.H65])" office:value-type="float" office:value="44.92595" calcext:value-type="float">
            <text:p>44.93</text:p>
          </table:table-cell>
          <table:table-cell table:style-name="ce1" table:formula="of:=MEDIAN([.I56:.I65])" office:value-type="float" office:value="278.476" calcext:value-type="float">
            <text:p>278.48</text:p>
          </table:table-cell>
          <table:table-cell table:style-name="ce1" table:formula="of:=MEDIAN([.J56:.J65])" office:value-type="float" office:value="354.12" calcext:value-type="float">
            <text:p>354.12</text:p>
          </table:table-cell>
          <table:table-cell table:style-name="ce1" table:formula="of:=MEDIAN([.K56:.K65])" office:value-type="float" office:value="-3378.12" calcext:value-type="float">
            <text:p>-3378.12</text:p>
          </table:table-cell>
          <table:table-cell table:style-name="ce1" table:formula="of:=MEDIAN([.L56:.L65])" office:value-type="float" office:value="-1998.005" calcext:value-type="float">
            <text:p>-1998.01</text:p>
          </table:table-cell>
          <table:table-cell table:style-name="ce1" table:formula="of:=MEDIAN([.M56:.M65])" office:value-type="float" office:value="8.77223" calcext:value-type="float">
            <text:p>8.77</text:p>
          </table:table-cell>
          <table:table-cell table:style-name="ce1" table:formula="of:=MEDIAN([.N56:.N65])" office:value-type="float" office:value="-2.520965" calcext:value-type="float">
            <text:p>-2.52</text:p>
          </table:table-cell>
          <table:table-cell table:style-name="ce1" table:formula="of:=MEDIAN([.O56:.O65])" office:value-type="float" office:value="-7.205395" calcext:value-type="float">
            <text:p>-7.21</text:p>
          </table:table-cell>
          <table:table-cell table:style-name="ce1" table:formula="of:=MEDIAN([.P56:.P65])" office:value-type="float" office:value="-17.36525" calcext:value-type="float">
            <text:p>-17.3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56:.B65])" office:value-type="float" office:value="-2623.49" calcext:value-type="float">
            <text:p>-2623.49</text:p>
          </table:table-cell>
          <table:table-cell table:formula="of:=MIN([.C56:.C65])" office:value-type="float" office:value="29731" calcext:value-type="float">
            <text:p>29731.00</text:p>
          </table:table-cell>
          <table:table-cell table:formula="of:=MIN([.D56:.D65])" office:value-type="float" office:value="9102210000" calcext:value-type="float">
            <text:p>9102210000.00</text:p>
          </table:table-cell>
          <table:table-cell table:style-name="ce1" table:formula="of:=MIN([.E56:.E65])" office:value-type="float" office:value="121936" calcext:value-type="float">
            <text:p>121936.00</text:p>
          </table:table-cell>
          <table:table-cell table:style-name="ce1" table:formula="of:=MIN([.F56:.F65])" office:value-type="float" office:value="135.887" calcext:value-type="float">
            <text:p>135.89</text:p>
          </table:table-cell>
          <table:table-cell table:style-name="ce1" table:formula="of:=MIN([.G56:.G65])" office:value-type="float" office:value="12.638" calcext:value-type="float">
            <text:p>12.64</text:p>
          </table:table-cell>
          <table:table-cell table:style-name="ce1" table:formula="of:=MIN([.H56:.H65])" office:value-type="float" office:value="40.3503" calcext:value-type="float">
            <text:p>40.35</text:p>
          </table:table-cell>
          <table:table-cell table:style-name="ce1" table:formula="of:=MIN([.I56:.I65])" office:value-type="float" office:value="252.46" calcext:value-type="float">
            <text:p>252.46</text:p>
          </table:table-cell>
          <table:table-cell table:style-name="ce1" table:formula="of:=MIN([.J56:.J65])" office:value-type="float" office:value="299.12" calcext:value-type="float">
            <text:p>299.12</text:p>
          </table:table-cell>
          <table:table-cell table:style-name="ce1" table:formula="of:=MIN([.K56:.K65])" office:value-type="float" office:value="-4264.35" calcext:value-type="float">
            <text:p>-4264.35</text:p>
          </table:table-cell>
          <table:table-cell table:style-name="ce1" table:formula="of:=MIN([.L56:.L65])" office:value-type="float" office:value="-2805.33" calcext:value-type="float">
            <text:p>-2805.33</text:p>
          </table:table-cell>
          <table:table-cell table:style-name="ce1" table:formula="of:=MIN([.M56:.M65])" office:value-type="float" office:value="8.37935" calcext:value-type="float">
            <text:p>8.38</text:p>
          </table:table-cell>
          <table:table-cell table:style-name="ce1" table:formula="of:=MIN([.N56:.N65])" office:value-type="float" office:value="-3.76029" calcext:value-type="float">
            <text:p>-3.76</text:p>
          </table:table-cell>
          <table:table-cell table:style-name="ce1" table:formula="of:=MIN([.O56:.O65])" office:value-type="float" office:value="-11.5084" calcext:value-type="float">
            <text:p>-11.51</text:p>
          </table:table-cell>
          <table:table-cell table:style-name="ce1" table:formula="of:=MIN([.P56:.P65])" office:value-type="float" office:value="-18.6202" calcext:value-type="float">
            <text:p>-18.6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56:.B65])" office:value-type="float" office:value="-1326.25" calcext:value-type="float">
            <text:p>-1326.25</text:p>
          </table:table-cell>
          <table:table-cell table:formula="of:=MAX([.C56:.C65])" office:value-type="float" office:value="45607.6" calcext:value-type="float">
            <text:p>45607.60</text:p>
          </table:table-cell>
          <table:table-cell table:formula="of:=MAX([.D56:.D65])" office:value-type="float" office:value="20968100000" calcext:value-type="float">
            <text:p>20968100000.00</text:p>
          </table:table-cell>
          <table:table-cell table:style-name="ce1" table:formula="of:=MAX([.E56:.E65])" office:value-type="float" office:value="144398" calcext:value-type="float">
            <text:p>144398.00</text:p>
          </table:table-cell>
          <table:table-cell table:style-name="ce1" table:formula="of:=MAX([.F56:.F65])" office:value-type="float" office:value="266.78" calcext:value-type="float">
            <text:p>266.78</text:p>
          </table:table-cell>
          <table:table-cell table:style-name="ce1" table:formula="of:=MAX([.G56:.G65])" office:value-type="float" office:value="13.9896" calcext:value-type="float">
            <text:p>13.99</text:p>
          </table:table-cell>
          <table:table-cell table:style-name="ce1" table:formula="of:=MAX([.H56:.H65])" office:value-type="float" office:value="49.0054" calcext:value-type="float">
            <text:p>49.01</text:p>
          </table:table-cell>
          <table:table-cell table:style-name="ce1" table:formula="of:=MAX([.I56:.I65])" office:value-type="float" office:value="289.947" calcext:value-type="float">
            <text:p>289.95</text:p>
          </table:table-cell>
          <table:table-cell table:style-name="ce1" table:formula="of:=MAX([.J56:.J65])" office:value-type="float" office:value="370.718" calcext:value-type="float">
            <text:p>370.72</text:p>
          </table:table-cell>
          <table:table-cell table:style-name="ce1" table:formula="of:=MAX([.K56:.K65])" office:value-type="float" office:value="-2210.7" calcext:value-type="float">
            <text:p>-2210.70</text:p>
          </table:table-cell>
          <table:table-cell table:style-name="ce1" table:formula="of:=MAX([.L56:.L65])" office:value-type="float" office:value="-1337.97" calcext:value-type="float">
            <text:p>-1337.97</text:p>
          </table:table-cell>
          <table:table-cell table:style-name="ce1" table:formula="of:=MAX([.M56:.M65])" office:value-type="float" office:value="8.81835" calcext:value-type="float">
            <text:p>8.82</text:p>
          </table:table-cell>
          <table:table-cell table:style-name="ce1" table:formula="of:=MAX([.N56:.N65])" office:value-type="float" office:value="-1.43162" calcext:value-type="float">
            <text:p>-1.43</text:p>
          </table:table-cell>
          <table:table-cell table:style-name="ce1" table:formula="of:=MAX([.O56:.O65])" office:value-type="float" office:value="-5.16326" calcext:value-type="float">
            <text:p>-5.16</text:p>
          </table:table-cell>
          <table:table-cell table:style-name="ce1" table:formula="of:=MAX([.P56:.P65])" office:value-type="float" office:value="-12.4756" calcext:value-type="float">
            <text:p>-12.48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table:formula="of:=[.B69]-[.B68]" office:value-type="float" office:value="1297.24" calcext:value-type="float">
            <text:p>1297.24</text:p>
          </table:table-cell>
          <table:table-cell table:formula="of:=[.C69]-[.C68]" office:value-type="float" office:value="15876.6" calcext:value-type="float">
            <text:p>15876.60</text:p>
          </table:table-cell>
          <table:table-cell table:formula="of:=[.D69]-[.D68]" office:value-type="float" office:value="11865890000" calcext:value-type="float">
            <text:p>11865890000.00</text:p>
          </table:table-cell>
          <table:table-cell table:style-name="ce1" table:formula="of:=[.E69]-[.E68]" office:value-type="float" office:value="22462" calcext:value-type="float">
            <text:p>22462.00</text:p>
          </table:table-cell>
          <table:table-cell table:style-name="ce1" table:formula="of:=[.F69]-[.F68]" office:value-type="float" office:value="130.893" calcext:value-type="float">
            <text:p>130.89</text:p>
          </table:table-cell>
          <table:table-cell table:style-name="ce1" table:formula="of:=[.G69]-[.G68]" office:value-type="float" office:value="1.3516" calcext:value-type="float">
            <text:p>1.35</text:p>
          </table:table-cell>
          <table:table-cell table:style-name="ce1" table:formula="of:=[.H69]-[.H68]" office:value-type="float" office:value="8.6551" calcext:value-type="float">
            <text:p>8.66</text:p>
          </table:table-cell>
          <table:table-cell table:style-name="ce1" table:formula="of:=[.I69]-[.I68]" office:value-type="float" office:value="37.487" calcext:value-type="float">
            <text:p>37.49</text:p>
          </table:table-cell>
          <table:table-cell table:style-name="ce1" table:formula="of:=[.J69]-[.J68]" office:value-type="float" office:value="71.598" calcext:value-type="float">
            <text:p>71.60</text:p>
          </table:table-cell>
          <table:table-cell table:style-name="ce1" table:formula="of:=[.K69]-[.K68]" office:value-type="float" office:value="2053.65" calcext:value-type="float">
            <text:p>2053.65</text:p>
          </table:table-cell>
          <table:table-cell table:style-name="ce1" table:formula="of:=[.L69]-[.L68]" office:value-type="float" office:value="1467.36" calcext:value-type="float">
            <text:p>1467.36</text:p>
          </table:table-cell>
          <table:table-cell table:style-name="ce1" table:formula="of:=[.M69]-[.M68]" office:value-type="float" office:value="0.439" calcext:value-type="float">
            <text:p>0.44</text:p>
          </table:table-cell>
          <table:table-cell table:style-name="ce1" table:formula="of:=[.N69]-[.N68]" office:value-type="float" office:value="2.32867" calcext:value-type="float">
            <text:p>2.33</text:p>
          </table:table-cell>
          <table:table-cell table:style-name="ce1" table:formula="of:=[.O69]-[.O68]" office:value-type="float" office:value="6.34514" calcext:value-type="float">
            <text:p>6.35</text:p>
          </table:table-cell>
          <table:table-cell table:style-name="ce1" table:formula="of:=[.P69]-[.P68]" office:value-type="float" office:value="6.1446" calcext:value-type="float">
            <text:p>6.14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formula="of:=STDEV([.B56:.B70])" office:value-type="float" office:value="956.340632294676" calcext:value-type="float">
            <text:p>956.34</text:p>
          </table:table-cell>
          <table:table-cell table:formula="of:=STDEV([.C56:.C70])" office:value-type="float" office:value="8095.76089590954" calcext:value-type="float">
            <text:p>8095.76</text:p>
          </table:table-cell>
          <table:table-cell table:formula="of:=STDEV([.D56:.D70])" office:value-type="float" office:value="3765178464.70939" calcext:value-type="float">
            <text:p>3765178464.71</text:p>
          </table:table-cell>
          <table:table-cell table:style-name="ce1" table:formula="of:=STDEV([.E56:.E70])" office:value-type="float" office:value="30028.1647312145" calcext:value-type="float">
            <text:p>30028.16</text:p>
          </table:table-cell>
          <table:table-cell table:style-name="ce1" table:formula="of:=STDEV([.F56:.F70])" office:value-type="float" office:value="46.5150987937742" calcext:value-type="float">
            <text:p>46.52</text:p>
          </table:table-cell>
          <table:table-cell table:style-name="ce1" table:formula="of:=STDEV([.G56:.G70])" office:value-type="float" office:value="3.11491356318705" calcext:value-type="float">
            <text:p>3.11</text:p>
          </table:table-cell>
          <table:table-cell table:style-name="ce1" table:formula="of:=STDEV([.H56:.H70])" office:value-type="float" office:value="9.87628689184674" calcext:value-type="float">
            <text:p>9.88</text:p>
          </table:table-cell>
          <table:table-cell table:style-name="ce1" table:formula="of:=STDEV([.I56:.I70])" office:value-type="float" office:value="62.4191948524727" calcext:value-type="float">
            <text:p>62.42</text:p>
          </table:table-cell>
          <table:table-cell table:style-name="ce1" table:formula="of:=STDEV([.J56:.J70])" office:value-type="float" office:value="74.9443217158852" calcext:value-type="float">
            <text:p>74.94</text:p>
          </table:table-cell>
          <table:table-cell table:style-name="ce1" table:formula="of:=STDEV([.K56:.K70])" office:value-type="float" office:value="1555.81245565693" calcext:value-type="float">
            <text:p>1555.81</text:p>
          </table:table-cell>
          <table:table-cell table:style-name="ce1" table:formula="of:=STDEV([.L56:.L70])" office:value-type="float" office:value="1004.3850564203" calcext:value-type="float">
            <text:p>1004.39</text:p>
          </table:table-cell>
          <table:table-cell table:style-name="ce1" table:formula="of:=STDEV([.M56:.M70])" office:value-type="float" office:value="2.13723221822125" calcext:value-type="float">
            <text:p>2.14</text:p>
          </table:table-cell>
          <table:table-cell table:style-name="ce1" table:formula="of:=STDEV([.N56:.N70])" office:value-type="float" office:value="1.4292173299303" calcext:value-type="float">
            <text:p>1.43</text:p>
          </table:table-cell>
          <table:table-cell table:style-name="ce1" table:formula="of:=STDEV([.O56:.O70])" office:value-type="float" office:value="4.04452212679768" calcext:value-type="float">
            <text:p>4.04</text:p>
          </table:table-cell>
          <table:table-cell table:style-name="ce1" table:formula="of:=STDEV([.P56:.P70])" office:value-type="float" office:value="6.22757771784144" calcext:value-type="float">
            <text:p>6.23</text:p>
          </table:table-cell>
        </table:table-row>
        <table:table-row table:style-name="ro1" table:number-rows-repeated="9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function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20:20:36.919913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2:19:58.216396066</meta:creation-date>
    <dc:date>2016-11-21T23:18:09.005422395</dc:date>
    <meta:editing-duration>PT2H27M12S</meta:editing-duration>
    <meta:editing-cycles>2</meta:editing-cycles>
    <meta:generator>LibreOffice/5.1.4.2$Linux_X86_64 LibreOffice_project/10m0$Build-2</meta:generator>
    <meta:document-statistic meta:table-count="1" meta:cell-count="809" meta:object-count="0"/>
  </office:meta>
</office:document-meta>
</file>